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monospace" svg:font-family="monospace"/>
    <style:font-face style:name="sans-serif" svg:font-family="sans-serif"/>
    <style:font-face style:name="serif" svg:font-family="serif"/>
    <style:font-face style:name="FreeSans1" svg:font-family="FreeSans" style:font-family-generic="swiss"/>
    <style:font-face style:name="sans-serif1"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ab0b" officeooo:paragraph-rsid="001dab0b"/>
    </style:style>
    <style:style style:name="P2" style:family="paragraph" style:parent-style-name="Standard">
      <style:text-properties officeooo:rsid="001dab0b" officeooo:paragraph-rsid="001f02c5"/>
    </style:style>
    <style:style style:name="P3" style:family="paragraph" style:parent-style-name="Standard">
      <style:text-properties officeooo:rsid="001dab0b" officeooo:paragraph-rsid="00218a68"/>
    </style:style>
    <style:style style:name="P4" style:family="paragraph" style:parent-style-name="Standard">
      <style:text-properties officeooo:rsid="001dab0b" officeooo:paragraph-rsid="002297a0"/>
    </style:style>
    <style:style style:name="P5" style:family="paragraph" style:parent-style-name="Standard">
      <style:text-properties officeooo:rsid="001dab0b" officeooo:paragraph-rsid="00261c02"/>
    </style:style>
    <style:style style:name="P6" style:family="paragraph" style:parent-style-name="Standard">
      <style:text-properties officeooo:rsid="001e63bc" officeooo:paragraph-rsid="001e63bc"/>
    </style:style>
    <style:style style:name="P7" style:family="paragraph" style:parent-style-name="Standard">
      <style:text-properties officeooo:rsid="001ece6f" officeooo:paragraph-rsid="001ece6f"/>
    </style:style>
    <style:style style:name="P8" style:family="paragraph" style:parent-style-name="Standard">
      <style:text-properties officeooo:rsid="001f02c5" officeooo:paragraph-rsid="001f02c5"/>
    </style:style>
    <style:style style:name="P9" style:family="paragraph" style:parent-style-name="Standard">
      <style:text-properties officeooo:paragraph-rsid="001f02c5"/>
    </style:style>
    <style:style style:name="P10" style:family="paragraph" style:parent-style-name="Standard">
      <style:text-properties fo:font-weight="bold" officeooo:rsid="001dab0b" officeooo:paragraph-rsid="001dab0b" style:font-weight-asian="bold" style:font-weight-complex="bold"/>
    </style:style>
    <style:style style:name="P11" style:family="paragraph" style:parent-style-name="Standard">
      <style:text-properties fo:font-weight="bold" officeooo:rsid="001dab0b" officeooo:paragraph-rsid="00218a68" style:font-weight-asian="bold" style:font-weight-complex="bold"/>
    </style:style>
    <style:style style:name="P12" style:family="paragraph" style:parent-style-name="Standard">
      <style:text-properties officeooo:rsid="00218a68" officeooo:paragraph-rsid="00218a68"/>
    </style:style>
    <style:style style:name="P13" style:family="paragraph" style:parent-style-name="Standard">
      <style:text-properties officeooo:rsid="002297a0" officeooo:paragraph-rsid="002297a0"/>
    </style:style>
    <style:style style:name="P14" style:family="paragraph" style:parent-style-name="Standard">
      <style:text-properties style:font-name="serif" fo:font-size="12pt" officeooo:paragraph-rsid="0029c3e2"/>
    </style:style>
    <style:style style:name="P15" style:family="paragraph" style:parent-style-name="Standard">
      <style:text-properties officeooo:rsid="00293a58" officeooo:paragraph-rsid="0029c3e2"/>
    </style:style>
    <style:style style:name="P16" style:family="paragraph" style:parent-style-name="Standard">
      <style:text-properties fo:color="#1f497d" style:font-name="sans-serif" fo:font-size="9pt" fo:font-weight="bold" officeooo:rsid="00219640" officeooo:paragraph-rsid="0029c3e2"/>
    </style:style>
    <style:style style:name="P17" style:family="paragraph" style:parent-style-name="Standard">
      <style:text-properties fo:color="#1f497d" style:font-name="sans-serif" fo:font-size="12pt" fo:font-weight="bold" officeooo:rsid="00219640" officeooo:paragraph-rsid="0029c3e2" style:font-size-asian="12pt" style:font-size-complex="12pt"/>
    </style:style>
    <style:style style:name="P18" style:family="paragraph" style:parent-style-name="Standard">
      <style:text-properties fo:color="#1f497d" style:font-name="sans-serif" fo:font-size="12pt" fo:font-weight="bold" officeooo:paragraph-rsid="0029c3e2"/>
    </style:style>
    <style:style style:name="P19" style:family="paragraph" style:parent-style-name="Standard">
      <style:text-properties fo:color="#1f497d" style:font-name="sans-serif" fo:font-size="12pt" fo:font-weight="normal" officeooo:rsid="00219640" officeooo:paragraph-rsid="0029c3e2" style:font-weight-asian="normal" style:font-weight-complex="normal"/>
    </style:style>
    <style:style style:name="P20" style:family="paragraph" style:parent-style-name="Standard">
      <style:text-properties fo:color="#1f497d" style:font-name="sans-serif" fo:font-size="12pt" officeooo:paragraph-rsid="0029c3e2"/>
    </style:style>
    <style:style style:name="P21" style:family="paragraph" style:parent-style-name="Standard">
      <style:text-properties style:font-name="sans-serif" fo:font-size="9pt" officeooo:paragraph-rsid="0029c3e2"/>
    </style:style>
    <style:style style:name="P22" style:family="paragraph" style:parent-style-name="Standard">
      <style:text-properties style:font-name="sans-serif" fo:font-size="12pt" officeooo:paragraph-rsid="0029c3e2" style:font-size-asian="12pt" style:font-size-complex="12pt"/>
    </style:style>
    <style:style style:name="P23" style:family="paragraph" style:parent-style-name="Standard">
      <style:text-properties style:font-name="sans-serif" fo:font-size="12pt" style:text-underline-style="solid" style:text-underline-width="auto" style:text-underline-color="font-color" officeooo:paragraph-rsid="0029c3e2" style:font-size-asian="12pt" style:font-size-complex="12pt"/>
    </style:style>
    <style:style style:name="P24" style:family="paragraph" style:parent-style-name="Standard">
      <style:text-properties style:font-name="sans-serif" fo:font-size="12pt" officeooo:paragraph-rsid="0029c3e2"/>
    </style:style>
    <style:style style:name="P25" style:family="paragraph" style:parent-style-name="Standard">
      <style:text-properties style:font-name="sans-serif1" fo:font-size="12pt" officeooo:paragraph-rsid="0029c3e2" style:font-size-asian="12pt" style:font-size-complex="12pt"/>
    </style:style>
    <style:style style:name="P26" style:family="paragraph" style:parent-style-name="Standard">
      <style:text-properties style:font-name="monospace" fo:font-size="12pt" officeooo:paragraph-rsid="0029c3e2" style:font-size-asian="12pt" style:font-size-complex="12pt"/>
    </style:style>
    <style:style style:name="P27" style:family="paragraph" style:parent-style-name="Standard">
      <style:text-properties fo:font-size="12pt" officeooo:paragraph-rsid="0029c3e2" style:font-size-asian="12pt" style:font-size-complex="12pt"/>
    </style:style>
    <style:style style:name="P28" style:family="paragraph" style:parent-style-name="Standard">
      <style:text-properties fo:color="#000000" style:font-name="sans-serif" fo:font-size="12pt" style:text-underline-style="solid" style:text-underline-width="auto" style:text-underline-color="font-color" officeooo:paragraph-rsid="0029c3e2" style:font-size-asian="12pt" style:font-size-complex="12pt"/>
    </style:style>
    <style:style style:name="P29" style:family="paragraph" style:parent-style-name="Standard">
      <style:text-properties fo:color="#000000" style:font-name="serif" fo:font-size="12pt" officeooo:paragraph-rsid="0029c3e2"/>
    </style:style>
    <style:style style:name="P30" style:family="paragraph" style:parent-style-name="Standard">
      <style:text-properties officeooo:paragraph-rsid="0029c3e2"/>
    </style:style>
    <style:style style:name="P31" style:family="paragraph" style:parent-style-name="Text_20_body">
      <style:text-properties officeooo:paragraph-rsid="001dab0b"/>
    </style:style>
    <style:style style:name="P32" style:family="paragraph" style:parent-style-name="Text_20_body">
      <style:text-properties officeooo:rsid="001dab0b" officeooo:paragraph-rsid="001dab0b"/>
    </style:style>
    <style:style style:name="P33" style:family="paragraph" style:parent-style-name="Text_20_body">
      <style:text-properties officeooo:rsid="001dab0b" officeooo:paragraph-rsid="002297a0"/>
    </style:style>
    <style:style style:name="P34" style:family="paragraph" style:parent-style-name="Text_20_body">
      <style:text-properties fo:font-weight="bold" officeooo:paragraph-rsid="001dab0b" style:font-weight-asian="bold" style:font-weight-complex="bold"/>
    </style:style>
    <style:style style:name="P35" style:family="paragraph" style:parent-style-name="Text_20_body" style:list-style-name="L2"/>
    <style:style style:name="P36" style:family="paragraph" style:parent-style-name="Text_20_body">
      <style:text-properties officeooo:rsid="001f02c5" officeooo:paragraph-rsid="001f02c5"/>
    </style:style>
    <style:style style:name="P37" style:family="paragraph" style:parent-style-name="Text_20_body">
      <style:text-properties officeooo:paragraph-rsid="001f02c5"/>
    </style:style>
    <style:style style:name="P38" style:family="paragraph" style:parent-style-name="Text_20_body">
      <style:paragraph-properties fo:text-align="justify" style:justify-single-word="false"/>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4">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6">
      <style:paragraph-properties fo:text-align="justify" style:justify-single-word="false"/>
    </style:style>
    <style:style style:name="P43" style:family="paragraph" style:parent-style-name="Text_20_body" style:list-style-name="L21">
      <style:paragraph-properties fo:text-align="justify" style:justify-single-word="false"/>
      <style:text-properties officeooo:paragraph-rsid="0029c3e2"/>
    </style:style>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text-properties fo:color="#1f497d" style:font-name="calibri" fo:font-size="12pt" fo:font-weight="normal" officeooo:rsid="00258c2c" officeooo:paragraph-rsid="0029c3e2" style:font-size-asian="12pt" style:font-weight-asian="normal" style:font-size-complex="12pt" style:font-weight-complex="normal"/>
    </style:style>
    <style:style style:name="P49" style:family="paragraph" style:parent-style-name="Text_20_body">
      <style:text-properties fo:color="#1f497d" style:font-name="calibri" fo:font-size="12pt" fo:font-weight="bold" officeooo:rsid="00258c2c" officeooo:paragraph-rsid="0029c3e2" style:font-size-asian="12pt" style:font-size-complex="12pt"/>
    </style:style>
    <style:style style:name="P50" style:family="paragraph" style:parent-style-name="Text_20_body">
      <style:text-properties fo:color="#1f497d" style:font-name="calibri" fo:font-size="11pt" fo:font-weight="bold" officeooo:rsid="00219640" officeooo:paragraph-rsid="0029c3e2"/>
    </style:style>
    <style:style style:name="P51" style:family="paragraph" style:parent-style-name="Text_20_body">
      <style:text-properties fo:color="#1f497d" style:font-name="calibri" fo:font-size="11pt" fo:font-weight="bold" officeooo:rsid="00293a58" officeooo:paragraph-rsid="0029c3e2"/>
    </style:style>
    <style:style style:name="P52" style:family="paragraph" style:parent-style-name="Text_20_body">
      <style:text-properties fo:color="#1f497d" style:font-name="calibri" fo:font-size="11pt" fo:font-weight="bold" officeooo:paragraph-rsid="0029c3e2"/>
    </style:style>
    <style:style style:name="P53" style:family="paragraph" style:parent-style-name="Text_20_body">
      <style:text-properties fo:color="#1f497d" style:font-name="calibri" fo:font-size="11pt" fo:font-weight="normal" officeooo:rsid="00219640" officeooo:paragraph-rsid="0029c3e2" style:font-weight-asian="normal" style:font-weight-complex="normal"/>
    </style:style>
    <style:style style:name="P54" style:family="paragraph" style:parent-style-name="Text_20_body">
      <style:text-properties fo:color="#1f497d" style:font-name="calibri" fo:font-size="11pt" fo:font-weight="normal" officeooo:rsid="00282261" officeooo:paragraph-rsid="0029c3e2" style:font-weight-asian="normal" style:font-weight-complex="normal"/>
    </style:style>
    <style:style style:name="P55" style:family="paragraph" style:parent-style-name="Text_20_body">
      <style:text-properties fo:color="#1f497d" style:font-name="calibri" fo:font-size="11pt" style:text-underline-style="solid" style:text-underline-width="auto" style:text-underline-color="font-color" fo:font-weight="normal" officeooo:rsid="00282261" officeooo:paragraph-rsid="0029c3e2" style:font-weight-asian="normal" style:font-weight-complex="normal"/>
    </style:style>
    <style:style style:name="P56" style:family="paragraph" style:parent-style-name="Text_20_body">
      <style:text-properties fo:color="#1f497d" style:font-name="calibri" fo:font-size="11pt" style:text-underline-style="solid" style:text-underline-width="auto" style:text-underline-color="font-color" fo:font-weight="normal" officeooo:rsid="00293a58" officeooo:paragraph-rsid="0029c3e2" style:font-weight-asian="normal" style:font-weight-complex="normal"/>
    </style:style>
    <style:style style:name="P57" style:family="paragraph" style:parent-style-name="Text_20_body">
      <style:text-properties fo:color="#1f497d" officeooo:rsid="00205c59" officeooo:paragraph-rsid="0029c3e2"/>
    </style:style>
    <style:style style:name="P58" style:family="paragraph" style:parent-style-name="Text_20_body">
      <style:text-properties fo:color="#1f497d" officeooo:paragraph-rsid="0029c3e2"/>
    </style:style>
    <style:style style:name="P59" style:family="paragraph" style:parent-style-name="Text_20_body" style:list-style-name="L11">
      <style:text-properties officeooo:paragraph-rsid="0029c3e2"/>
    </style:style>
    <style:style style:name="P60" style:family="paragraph" style:parent-style-name="Text_20_body">
      <style:text-properties fo:color="#000000" officeooo:rsid="00205c59" officeooo:paragraph-rsid="0029c3e2"/>
    </style:style>
    <style:style style:name="P61" style:family="paragraph" style:parent-style-name="Text_20_body">
      <style:text-properties fo:color="#000000" style:font-name="calibri" fo:font-size="11pt" fo:font-weight="normal" officeooo:rsid="00282261" officeooo:paragraph-rsid="0029c3e2" style:font-weight-asian="normal" style:font-weight-complex="normal"/>
    </style:style>
    <style:style style:name="P62" style:family="paragraph" style:parent-style-name="Text_20_body">
      <style:text-properties fo:color="#000000" style:font-name="calibri" fo:font-size="11pt" fo:font-weight="normal" officeooo:rsid="00293a58" officeooo:paragraph-rsid="0029c3e2" style:font-weight-asian="normal" style:font-weight-complex="normal"/>
    </style:style>
    <style:style style:name="P63" style:family="paragraph" style:parent-style-name="Text_20_body">
      <style:text-properties fo:color="#000000" style:font-name="calibri" fo:font-size="11pt" fo:font-weight="bold" officeooo:paragraph-rsid="0029c3e2"/>
    </style:style>
    <style:style style:name="P64" style:family="paragraph" style:parent-style-name="Text_20_body">
      <style:text-properties fo:color="#000000" officeooo:paragraph-rsid="0029c3e2"/>
    </style:style>
    <style:style style:name="P65" style:family="paragraph" style:parent-style-name="Text_20_body" style:list-style-name="L17">
      <style:text-properties officeooo:paragraph-rsid="0029c3e2"/>
    </style:style>
    <style:style style:name="P66" style:family="paragraph" style:parent-style-name="Text_20_body" style:list-style-name="L18">
      <style:text-properties officeooo:paragraph-rsid="0029c3e2"/>
    </style:style>
    <style:style style:name="P67" style:family="paragraph" style:parent-style-name="Text_20_body" style:list-style-name="L19">
      <style:text-properties officeooo:paragraph-rsid="0029c3e2"/>
    </style:style>
    <style:style style:name="P68" style:family="paragraph" style:parent-style-name="Text_20_body" style:list-style-name="L20">
      <style:text-properties officeooo:paragraph-rsid="0029c3e2"/>
    </style:style>
    <style:style style:name="P69" style:family="paragraph" style:parent-style-name="Text_20_body">
      <style:text-properties officeooo:paragraph-rsid="0029c3e2"/>
    </style:style>
    <style:style style:name="P70" style:family="paragraph" style:parent-style-name="Text_20_body" style:list-style-name="L2">
      <style:paragraph-properties fo:margin-top="0cm" fo:margin-bottom="0cm" style:contextual-spacing="false"/>
    </style:style>
    <style:style style:name="P71" style:family="paragraph" style:parent-style-name="Text_20_body" style:list-style-name="L3">
      <style:paragraph-properties fo:margin-top="0cm" fo:margin-bottom="0cm" style:contextual-spacing="false" fo:text-align="justify" style:justify-single-word="false"/>
    </style:style>
    <style:style style:name="P72" style:family="paragraph" style:parent-style-name="Text_20_body" style:list-style-name="L4">
      <style:paragraph-properties fo:margin-top="0cm" fo:margin-bottom="0cm" style:contextual-spacing="false" fo:text-align="justify" style:justify-single-word="false"/>
    </style:style>
    <style:style style:name="P73" style:family="paragraph" style:parent-style-name="Text_20_body" style:list-style-name="L5">
      <style:paragraph-properties fo:margin-top="0cm" fo:margin-bottom="0cm" style:contextual-spacing="false" fo:text-align="justify" style:justify-single-word="false"/>
    </style:style>
    <style:style style:name="P74" style:family="paragraph" style:parent-style-name="Text_20_body" style:list-style-name="L6">
      <style:paragraph-properties fo:margin-top="0cm" fo:margin-bottom="0cm" style:contextual-spacing="false" fo:text-align="justify" style:justify-single-word="false"/>
    </style:style>
    <style:style style:name="P75" style:family="paragraph" style:parent-style-name="Text_20_body" style:list-style-name="L21">
      <style:paragraph-properties fo:margin-top="0cm" fo:margin-bottom="0cm" style:contextual-spacing="false" fo:text-align="justify" style:justify-single-word="false"/>
      <style:text-properties officeooo:paragraph-rsid="0029c3e2"/>
    </style:style>
    <style:style style:name="P76" style:family="paragraph" style:parent-style-name="Text_20_body" style:list-style-name="L7">
      <style:paragraph-properties fo:margin-top="0cm" fo:margin-bottom="0cm" style:contextual-spacing="false"/>
    </style:style>
    <style:style style:name="P77" style:family="paragraph" style:parent-style-name="Text_20_body" style:list-style-name="L11">
      <style:paragraph-properties fo:margin-top="0cm" fo:margin-bottom="0cm" style:contextual-spacing="false"/>
      <style:text-properties officeooo:paragraph-rsid="0029c3e2"/>
    </style:style>
    <style:style style:name="P78" style:family="paragraph" style:parent-style-name="Text_20_body" style:list-style-name="L17">
      <style:paragraph-properties fo:margin-top="0cm" fo:margin-bottom="0cm" style:contextual-spacing="false"/>
      <style:text-properties officeooo:paragraph-rsid="0029c3e2"/>
    </style:style>
    <style:style style:name="P79" style:family="paragraph" style:parent-style-name="Text_20_body" style:list-style-name="L18">
      <style:paragraph-properties fo:margin-top="0cm" fo:margin-bottom="0cm" style:contextual-spacing="false"/>
      <style:text-properties officeooo:paragraph-rsid="0029c3e2"/>
    </style:style>
    <style:style style:name="P80" style:family="paragraph" style:parent-style-name="Text_20_body" style:list-style-name="L19">
      <style:paragraph-properties fo:margin-top="0cm" fo:margin-bottom="0cm" style:contextual-spacing="false"/>
      <style:text-properties officeooo:paragraph-rsid="0029c3e2"/>
    </style:style>
    <style:style style:name="P81" style:family="paragraph" style:parent-style-name="Text_20_body" style:list-style-name="L20">
      <style:paragraph-properties fo:margin-top="0cm" fo:margin-bottom="0cm" style:contextual-spacing="false"/>
      <style:text-properties officeooo:paragraph-rsid="0029c3e2"/>
    </style:style>
    <style:style style:name="P82" style:family="paragraph" style:parent-style-name="Text_20_body">
      <style:paragraph-properties fo:margin-top="0cm" fo:margin-bottom="0.499cm" style:contextual-spacing="false"/>
      <style:text-properties officeooo:paragraph-rsid="0029c3e2"/>
    </style:style>
    <style:style style:name="P83" style:family="paragraph" style:parent-style-name="Heading_20_1">
      <style:text-properties officeooo:rsid="001dab0b" officeooo:paragraph-rsid="001dab0b"/>
    </style:style>
    <style:style style:name="P84" style:family="paragraph" style:parent-style-name="Heading_20_1" style:list-style-name="L1">
      <style:text-properties fo:font-size="12pt" style:font-size-asian="12pt" style:font-size-complex="12pt"/>
    </style:style>
    <style:style style:name="P85" style:family="paragraph" style:parent-style-name="Heading_20_1" style:list-style-name="L1">
      <style:text-properties fo:font-size="12pt" officeooo:paragraph-rsid="001dab0b" style:font-size-asian="12pt" style:font-size-complex="12pt"/>
    </style:style>
    <style:style style:name="P86" style:family="paragraph" style:parent-style-name="Heading_20_1">
      <style:text-properties fo:font-size="12pt" officeooo:rsid="001f02c5" officeooo:paragraph-rsid="001f02c5" style:font-size-asian="12pt" style:font-size-complex="12pt"/>
    </style:style>
    <style:style style:name="P87" style:family="paragraph" style:parent-style-name="Heading_20_2">
      <style:text-properties officeooo:rsid="001dab0b" officeooo:paragraph-rsid="001dab0b"/>
    </style:style>
    <style:style style:name="P88" style:family="paragraph" style:parent-style-name="Heading_20_2">
      <style:text-properties officeooo:rsid="001dab0b" officeooo:paragraph-rsid="00261c02"/>
    </style:style>
    <style:style style:name="P89" style:family="paragraph" style:parent-style-name="Heading_20_2">
      <style:text-properties fo:color="#1f497d" style:font-name="calibri" fo:font-size="12pt" fo:font-weight="bold" officeooo:rsid="00258c2c" officeooo:paragraph-rsid="0029c3e2" style:font-size-asian="12pt" style:font-size-complex="12pt"/>
    </style:style>
    <style:style style:name="P90" style:family="paragraph" style:parent-style-name="Preformatted_20_Text">
      <style:text-properties officeooo:paragraph-rsid="0029c3e2"/>
    </style:style>
    <style:style style:name="P91" style:family="paragraph" style:parent-style-name="Preformatted_20_Text">
      <style:paragraph-properties fo:margin-top="0cm" fo:margin-bottom="0.499cm" style:contextual-spacing="false"/>
    </style:style>
    <style:style style:name="P92" style:family="paragraph" style:parent-style-name="Preformatted_20_Text">
      <style:paragraph-properties fo:margin-top="0cm" fo:margin-bottom="0.499cm" style:contextual-spacing="false"/>
      <style:text-properties fo:color="#000000" fo:font-weight="normal" officeooo:paragraph-rsid="0029c3e2" style:font-weight-asian="normal" style:font-weight-complex="normal"/>
    </style:style>
    <style:style style:name="P93" style:family="paragraph" style:parent-style-name="Heading_20_4">
      <style:paragraph-properties fo:text-align="justify" style:justify-single-word="false"/>
    </style:style>
    <style:style style:name="P94" style:family="paragraph" style:parent-style-name="Heading_20_4">
      <style:text-properties officeooo:rsid="001dab0b" officeooo:paragraph-rsid="001dab0b"/>
    </style:style>
    <style:style style:name="P95" style:family="paragraph" style:parent-style-name="Heading_20_4">
      <style:text-properties fo:color="#000000" fo:font-weight="normal" officeooo:paragraph-rsid="0029c3e2" style:font-weight-asian="normal" style:font-weight-complex="normal"/>
    </style:style>
    <style:style style:name="P96" style:family="paragraph" style:parent-style-name="Table_20_Contents">
      <style:text-properties officeooo:paragraph-rsid="001f02c5"/>
    </style:style>
    <style:style style:name="P97" style:family="paragraph" style:parent-style-name="Heading_20_3">
      <style:text-properties officeooo:paragraph-rsid="0029c3e2"/>
    </style:style>
    <style:style style:name="P98" style:family="paragraph" style:parent-style-name="Heading_20_3">
      <style:paragraph-properties fo:margin-top="0cm" fo:margin-bottom="0.499cm" style:contextual-spacing="false"/>
      <style:text-properties officeooo:paragraph-rsid="0029c3e2"/>
    </style:style>
    <style:style style:name="T1" style:family="text">
      <style:text-properties fo:font-size="12pt" style:font-size-asian="12pt" style:font-size-complex="12pt"/>
    </style:style>
    <style:style style:name="T2" style:family="text">
      <style:text-properties fo:font-size="12pt" officeooo:rsid="001dab0b" style:font-size-asian="12pt" style:font-size-complex="12pt"/>
    </style:style>
    <style:style style:name="T3" style:family="text">
      <style:text-properties fo:font-weight="bold"/>
    </style:style>
    <style:style style:name="T4" style:family="text">
      <style:text-properties officeooo:rsid="001f02c5"/>
    </style:style>
    <style:style style:name="T5" style:family="text">
      <style:text-properties fo:color="#1f497d"/>
    </style:style>
    <style:style style:name="T6" style:family="text">
      <style:text-properties fo:color="#1f497d" fo:font-weight="normal" officeooo:rsid="00219640" style:font-weight-asian="normal" style:font-weight-complex="normal"/>
    </style:style>
    <style:style style:name="T7" style:family="text">
      <style:text-properties fo:color="#1f497d" fo:font-weight="bold" officeooo:rsid="00219640"/>
    </style:style>
    <style:style style:name="T8" style:family="text">
      <style:text-properties fo:color="#1f497d" style:font-name="calibri" fo:font-size="11pt" fo:font-weight="bold"/>
    </style:style>
    <style:style style:name="T9" style:family="text">
      <style:text-properties style:font-name="sans-serif"/>
    </style:style>
    <style:style style:name="T10" style:family="text">
      <style:text-properties style:font-name="sans-serif" fo:font-size="12pt"/>
    </style:style>
    <style:style style:name="T11" style:family="text">
      <style:text-properties style:font-name="sans-serif" fo:font-size="7.5pt"/>
    </style:style>
    <style:style style:name="T12" style:family="text">
      <style:text-properties style:font-name="monospace"/>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style:text-underline-style="none"/>
    </style:style>
    <style:style style:name="T16" style:family="text">
      <style:text-properties fo:font-weight="normal" style:font-weight-asian="normal" style:font-weight-complex="normal"/>
    </style:style>
    <style:style style:name="T17" style:family="text">
      <style:text-properties officeooo:rsid="00282261"/>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calibri" fo:font-size="11pt" fo:font-weight="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 interview Questions :</text:p>
      <text:p text:style-name="P1">C Questions :</text:p>
      <text:p text:style-name="P1">1. preprocessor directives .</text:p>
      <text:p text:style-name="P1"/>
      <text:h text:style-name="P83" text:outline-level="1">Preprocessor Directives - C Programming</text:h>
      <text:p text:style-name="P31">The C preprocessor is a macro processor that is used automatically by the C compiler to transform your program before actual compilation (Proprocessor direcives are executed before compilation.). It is called a macro processor because it allows you to define macros, which are brief abbreviations for longer constructs. A macro is a segment of code which is replaced by the value of macro. Macro is defined by </text:p>
      <text:p text:style-name="P31"><text:span text:style-name="Source_20_Text">#define</text:span> directive.</text:p>
      <text:p text:style-name="P32">Preprocessing directives are lines in your program that start with <text:span text:style-name="Source_20_Text">#</text:span>. The <text:span text:style-name="Source_20_Text">#</text:span> is followed by an identifier that is the directive name. For example, <text:span text:style-name="Source_20_Text">#define</text:span> is the directive that defines a macro. Whitespace is also allowed before and after the <text:span text:style-name="Source_20_Text">#</text:span>.</text:p>
      <text:p text:style-name="Text_20_body">The <text:span text:style-name="Source_20_Text">#</text:span> and the directive name cannot come from a macro expansion. For example, if <text:span text:style-name="Source_20_Text">foo</text:span> is defined as a macro expanding to <text:span text:style-name="Source_20_Text">define</text:span>, that does not make <text:span text:style-name="Source_20_Text">#foo</text:span> a valid preprocessing directive.</text:p>
      <text:p text:style-name="P31">All preprocessor directives starts with hash # symbol.</text:p>
      <text:p text:style-name="P31"><text:bookmark text:name="listofpreprocessordirectives"/><text:span text:style-name="T2">List of preprocessor directives :</text:span></text:p>
      <text:p text:style-name="P34"><text:bookmark text:name="include"/><text:span text:style-name="T1">include</text:span></text:p>
      <text:list xml:id="list7030822863056247341" text:style-name="L1">
        <text:list-item>
          <text:h text:style-name="P84" text:outline-level="1"><text:bookmark text:name="define"/>define</text:h>
        </text:list-item>
        <text:list-item>
          <text:h text:style-name="P84" text:outline-level="1"><text:bookmark text:name="undef"/>undef</text:h>
        </text:list-item>
        <text:list-item>
          <text:h text:style-name="P84" text:outline-level="1"><text:bookmark text:name="ifdef"/>ifdef</text:h>
        </text:list-item>
        <text:list-item>
          <text:h text:style-name="P84" text:outline-level="1"><text:bookmark text:name="ifndef"/>ifndef</text:h>
        </text:list-item>
        <text:list-item>
          <text:h text:style-name="P84" text:outline-level="1"><text:bookmark text:name="if"/>if</text:h>
        </text:list-item>
        <text:list-item>
          <text:h text:style-name="P84" text:outline-level="1"><text:bookmark text:name="else"/>else</text:h>
        </text:list-item>
        <text:list-item>
          <text:h text:style-name="P84" text:outline-level="1"><text:bookmark text:name="elif"/>elif</text:h>
        </text:list-item>
        <text:list-item>
          <text:h text:style-name="P84" text:outline-level="1"><text:bookmark text:name="endif"/>endif</text:h>
        </text:list-item>
        <text:list-item>
          <text:h text:style-name="P85" text:outline-level="1"><text:bookmark text:name="error"/>Error</text:h>
        </text:list-item>
        <text:list-item>
          <text:h text:style-name="P85" text:outline-level="1"><text:bookmark text:name="pragma"/>pragma</text:h>
        </text:list-item>
      </text:list>
      <text:p text:style-name="P1"/>
      <text:h text:style-name="P87" text:outline-level="2"><text:bookmark text:name="1include"/><text:soft-page-break/>1. #include</text:h>
      <text:p text:style-name="Text_20_body">The #include preprocessor directive is used to paste code of given file into current file. It is used include system-defined and user-defined header files. If included file is not found, compiler renders error. It has three variants:</text:p>
      <text:h text:style-name="Heading_20_4" text:outline-level="4"><text:bookmark text:name="includefile"/><text:span text:style-name="Source_20_Text">#include &lt;file&gt;</text:span></text:h>
      <text:p text:style-name="Text_20_body">This variant is used for system header files. It searches for a file named file in a list of directories specified by you, then in a standard list of system directories.</text:p>
      <text:h text:style-name="Heading_20_4" text:outline-level="4"><text:bookmark text:name="includefile1"/><text:span text:style-name="Source_20_Text">#include "file"</text:span></text:h>
      <text:p text:style-name="Text_20_body">This variant is used for header files of your own program. It searches for a file named file first in the current directory, then in the same directories used for system header files. The current directory is the directory of the current input file.</text:p>
      <text:h text:style-name="Heading_20_4" text:outline-level="4"><text:bookmark text:name="includeanythingelse"/><text:span text:style-name="Source_20_Text">#include anything else</text:span></text:h>
      <text:p text:style-name="Text_20_body">This variant is called a computed <text:span text:style-name="Source_20_Text">#include</text:span>. Any <text:span text:style-name="Source_20_Text">#include</text:span> directive whose argument does not fit the above two forms is a computed include.</text:p>
      <text:h text:style-name="Heading_20_2" text:outline-level="2"><text:bookmark text:name="2macrosdefine"/>2. Macro's (#define)</text:h>
      <text:p text:style-name="Text_20_body">Let's start with macro, as we discuss, a macro is a segment of code which is replaced by the value of macro. Macro is defined by <text:span text:style-name="Source_20_Text">#define</text:span> directive.</text:p>
      <text:p text:style-name="Text_20_body"><text:span text:style-name="Strong_20_Emphasis">Syntax</text:span></text:p>
      <text:p text:style-name="P91"><text:span text:style-name="Source_20_Text">#define token value <text:s/></text:span></text:p>
      <text:p text:style-name="Text_20_body">There are two types of macros:</text:p>
      <text:list xml:id="list1277635067885002779" text:style-name="L2">
        <text:list-item>
          <text:p text:style-name="P70">Object-like Macros </text:p>
        </text:list-item>
        <text:list-item>
          <text:p text:style-name="P35">Function-like Macros </text:p>
        </text:list-item>
      </text:list>
      <text:h text:style-name="Heading_20_4" text:outline-level="4"><text:bookmark text:name="1objectlikemacros"/>1. Object-like Macros</text:h>
      <text:p text:style-name="Text_20_body">The object-like macro is an identifier that is replaced by value. It is widely used to represent numeric constants. For example:</text:p>
      <text:p text:style-name="P91"><text:span text:style-name="Source_20_Text">#define PI 3.1415 <text:s/></text:span></text:p>
      <text:p text:style-name="Text_20_body">Here, PI is the macro name which will be replaced by the value 3.14. Let's see an example of Object-like Macros :</text:p>
      <text:p text:style-name="Preformatted_20_Text"><text:span text:style-name="Source_20_Text">#include &lt;stdio.h&gt; <text:s/></text:span></text:p>
      <text:p text:style-name="Preformatted_20_Text"><text:span text:style-name="Source_20_Text">#define PI 3.1415 </text:span></text:p>
      <text:p text:style-name="Preformatted_20_Text"><text:span text:style-name="Source_20_Text">main() </text:span></text:p>
      <text:p text:style-name="Preformatted_20_Text"><text:span text:style-name="Source_20_Text">{ <text:s/></text:span></text:p>
      <text:p text:style-name="Preformatted_20_Text"><text:span text:style-name="Source_20_Text"><text:s text:c="3"/>printf("%f",PI); <text:s/></text:span></text:p>
      <text:p text:style-name="P91"><text:span text:style-name="Source_20_Text">} <text:s/></text:span></text:p>
      <text:p text:style-name="Text_20_body"><text:span text:style-name="Strong_20_Emphasis">Output:</text:span></text:p>
      <text:p text:style-name="P91"><text:soft-page-break/><text:span text:style-name="Source_20_Text">3.14000</text:span></text:p>
      <text:h text:style-name="Heading_20_4" text:outline-level="4"><text:bookmark text:name="2functionlikemacros"/>2. Function-like Macros</text:h>
      <text:p text:style-name="Text_20_body">The function-like macro looks like function call. For example:</text:p>
      <text:p text:style-name="P91"><text:span text:style-name="Source_20_Text">#define MIN(a,b) ((a)&lt;(b)?(a):(b)) <text:s text:c="3"/></text:span></text:p>
      <text:p text:style-name="Text_20_body">Here, MIN is the macro name. Let's see an example of Function-like Macros :</text:p>
      <text:p text:style-name="Preformatted_20_Text"><text:span text:style-name="Source_20_Text">#include &lt;stdio.h&gt; <text:s/></text:span></text:p>
      <text:p text:style-name="Preformatted_20_Text"><text:span text:style-name="Source_20_Text">#define MIN(a,b) ((a)&lt;(b)?(a):(b)) <text:s/></text:span></text:p>
      <text:p text:style-name="Preformatted_20_Text"><text:span text:style-name="Source_20_Text">void main() { <text:s/></text:span></text:p>
      <text:p text:style-name="Preformatted_20_Text"><text:span text:style-name="Source_20_Text"><text:s text:c="3"/>printf("Minimum between 10 and 20 is: %d\n", MIN(10,20)); <text:s text:c="3"/></text:span></text:p>
      <text:p text:style-name="P91"><text:span text:style-name="Source_20_Text">} <text:s/></text:span></text:p>
      <text:p text:style-name="Text_20_body"><text:span text:style-name="Strong_20_Emphasis">Output:</text:span></text:p>
      <text:p text:style-name="P91"><text:span text:style-name="Source_20_Text">Minimum between 10 and 20 is: 10</text:span></text:p>
      <text:h text:style-name="Heading_20_4" text:outline-level="4"><text:bookmark text:name="preprocessorformatting"/>Preprocessor Formatting</text:h>
      <text:p text:style-name="Text_20_body">A preprocessing directive cannot be more than one line in normal circumstances. It may be split cosmetically with Backslash-Newline. Comments containing Newlines can also divide the directive into multiple lines.</text:p>
      <text:p text:style-name="Text_20_body">for example, you can split a line cosmetically with Backslash-Newline anywhere:</text:p>
      <text:p text:style-name="Preformatted_20_Text"><text:span text:style-name="Source_20_Text">/*</text:span></text:p>
      <text:p text:style-name="Preformatted_20_Text"><text:span text:style-name="Source_20_Text">*/ # /*</text:span></text:p>
      <text:p text:style-name="Preformatted_20_Text"><text:span text:style-name="Source_20_Text">*/ defi\</text:span></text:p>
      <text:p text:style-name="Preformatted_20_Text"><text:span text:style-name="Source_20_Text">ne FO\</text:span></text:p>
      <text:p text:style-name="Preformatted_20_Text"><text:span text:style-name="Source_20_Text">O 10\</text:span></text:p>
      <text:p text:style-name="P91"><text:span text:style-name="Source_20_Text">20</text:span></text:p>
      <text:p text:style-name="Text_20_body">is equivalent into <text:span text:style-name="Source_20_Text">#define FOO 1020</text:span>.</text:p>
      <text:h text:style-name="Heading_20_2" text:outline-level="2"><text:bookmark text:name="3undef"/>3. #undef</text:h>
      <text:p text:style-name="Text_20_body">To undefine a macro means to cancel its definition. This is done with the <text:span text:style-name="Source_20_Text">#undef</text:span> directive.</text:p>
      <text:p text:style-name="Text_20_body"><text:span text:style-name="Strong_20_Emphasis">Syntax:</text:span></text:p>
      <text:p text:style-name="P91"><text:span text:style-name="Source_20_Text">#undef token <text:s/></text:span></text:p>
      <text:p text:style-name="Text_20_body"><text:span text:style-name="Strong_20_Emphasis">define and undefine example</text:span></text:p>
      <text:p text:style-name="Preformatted_20_Text"><text:span text:style-name="Source_20_Text">#include &lt;stdio.h&gt; <text:s/></text:span></text:p>
      <text:p text:style-name="Preformatted_20_Text"><text:span text:style-name="Source_20_Text">#define PI 3.1415 <text:s/></text:span></text:p>
      <text:p text:style-name="Preformatted_20_Text"><text:span text:style-name="Source_20_Text">#undef PI <text:s/></text:span></text:p>
      <text:p text:style-name="Preformatted_20_Text"><text:span text:style-name="Source_20_Text">main() { <text:s/></text:span></text:p>
      <text:p text:style-name="Preformatted_20_Text"><text:span text:style-name="Source_20_Text"><text:s text:c="3"/>printf("%f",PI); <text:s/></text:span></text:p>
      <text:p text:style-name="P91"><text:span text:style-name="Source_20_Text">} <text:s/></text:span></text:p>
      <text:p text:style-name="Text_20_body"><text:span text:style-name="Strong_20_Emphasis">Output:</text:span></text:p>
      <text:p text:style-name="P91"><text:span text:style-name="Source_20_Text">Compile Time Error: 'PI' undeclared</text:span></text:p>
      <text:h text:style-name="Heading_20_2" text:outline-level="2"><text:bookmark text:name="4ifdef"/><text:soft-page-break/>4. #ifdef</text:h>
      <text:p text:style-name="Text_20_body">The <text:span text:style-name="Source_20_Text">#ifdef</text:span> preprocessor directive checks if macro is defined by <text:span text:style-name="Source_20_Text">#define</text:span>. If yes, it executes the code.</text:p>
      <text:p text:style-name="Text_20_body"><text:span text:style-name="Strong_20_Emphasis">Syntax:</text:span></text:p>
      <text:p text:style-name="Preformatted_20_Text"><text:span text:style-name="Source_20_Text">#ifdef MACRO <text:s/></text:span></text:p>
      <text:p text:style-name="Preformatted_20_Text"><text:span text:style-name="Source_20_Text">//code <text:s/></text:span></text:p>
      <text:p text:style-name="P91"><text:span text:style-name="Source_20_Text">#endif</text:span></text:p>
      <text:h text:style-name="Heading_20_2" text:outline-level="2"><text:bookmark text:name="5ifndef"/>5. #ifndef</text:h>
      <text:p text:style-name="Text_20_body">The <text:span text:style-name="Source_20_Text">#ifndef</text:span> preprocessor directive checks if macro is not defined by <text:span text:style-name="Source_20_Text">#define</text:span>. If yes, it executes the code.</text:p>
      <text:p text:style-name="Text_20_body"><text:span text:style-name="Strong_20_Emphasis">Syntax:</text:span></text:p>
      <text:p text:style-name="Preformatted_20_Text"><text:span text:style-name="Source_20_Text">#ifndef MACRO <text:s/></text:span></text:p>
      <text:p text:style-name="Preformatted_20_Text"><text:span text:style-name="Source_20_Text">//code <text:s/></text:span></text:p>
      <text:p text:style-name="P91"><text:span text:style-name="Source_20_Text">#endif <text:s/></text:span></text:p>
      <text:h text:style-name="Heading_20_2" text:outline-level="2"><text:bookmark text:name="6if"/>6. #if</text:h>
      <text:p text:style-name="Text_20_body">The <text:span text:style-name="Source_20_Text">#if</text:span> preprocessor directive evaluates the expression or condition. If condition is true, it executes the code.</text:p>
      <text:p text:style-name="Text_20_body"><text:span text:style-name="Strong_20_Emphasis">Syntax:</text:span></text:p>
      <text:p text:style-name="Preformatted_20_Text"><text:span text:style-name="Source_20_Text">#if expression <text:s/></text:span></text:p>
      <text:p text:style-name="Preformatted_20_Text"><text:span text:style-name="Source_20_Text">//code <text:s/></text:span></text:p>
      <text:p text:style-name="P91"><text:span text:style-name="Source_20_Text">#endif <text:s/></text:span></text:p>
      <text:h text:style-name="Heading_20_2" text:outline-level="2"><text:bookmark text:name="7else"/>7. #else</text:h>
      <text:p text:style-name="Text_20_body">The <text:span text:style-name="Source_20_Text">#else</text:span> preprocessor directive evaluates the expression or condition if condition of <text:span text:style-name="Source_20_Text">#if</text:span> is false. It can be used with <text:span text:style-name="Source_20_Text">#if</text:span>, <text:span text:style-name="Source_20_Text">#elif</text:span>, <text:span text:style-name="Source_20_Text">#ifdef</text:span> and <text:span text:style-name="Source_20_Text">#ifndef</text:span> directives.</text:p>
      <text:p text:style-name="Text_20_body"><text:span text:style-name="Strong_20_Emphasis">Syntax:</text:span></text:p>
      <text:p text:style-name="Preformatted_20_Text"><text:span text:style-name="Source_20_Text">#if expression <text:s/></text:span></text:p>
      <text:p text:style-name="Preformatted_20_Text"><text:span text:style-name="Source_20_Text">//if code <text:s/></text:span></text:p>
      <text:p text:style-name="Preformatted_20_Text"><text:span text:style-name="Source_20_Text">#else <text:s/></text:span></text:p>
      <text:p text:style-name="Preformatted_20_Text"><text:span text:style-name="Source_20_Text">//else code <text:s/></text:span></text:p>
      <text:p text:style-name="P91"><text:span text:style-name="Source_20_Text">#endif</text:span></text:p>
      <text:p text:style-name="Text_20_body"><text:span text:style-name="Strong_20_Emphasis">Syntax with #elif</text:span></text:p>
      <text:p text:style-name="Preformatted_20_Text"><text:span text:style-name="Source_20_Text">#if expression <text:s/></text:span></text:p>
      <text:p text:style-name="Preformatted_20_Text"><text:span text:style-name="Source_20_Text">//if code <text:s/></text:span></text:p>
      <text:p text:style-name="Preformatted_20_Text"><text:span text:style-name="Source_20_Text">#elif expression <text:s/></text:span></text:p>
      <text:p text:style-name="Preformatted_20_Text"><text:span text:style-name="Source_20_Text">//elif code <text:s/></text:span></text:p>
      <text:p text:style-name="Preformatted_20_Text"><text:span text:style-name="Source_20_Text">#else <text:s/></text:span></text:p>
      <text:p text:style-name="Preformatted_20_Text"><text:span text:style-name="Source_20_Text">//else code <text:s/></text:span></text:p>
      <text:p text:style-name="P91"><text:span text:style-name="Source_20_Text">#endif <text:s/></text:span></text:p>
      <text:p text:style-name="Text_20_body"><text:soft-page-break/><text:span text:style-name="Strong_20_Emphasis">Example</text:span></text:p>
      <text:p text:style-name="Preformatted_20_Text"><text:span text:style-name="Source_20_Text">#include &lt;stdio.h&gt; <text:s/></text:span></text:p>
      <text:p text:style-name="Preformatted_20_Text"><text:span text:style-name="Source_20_Text">#include &lt;conio.h&gt; <text:s/></text:span></text:p>
      <text:p text:style-name="Preformatted_20_Text"><text:span text:style-name="Source_20_Text">#define NUMBER 1 <text:s/></text:span></text:p>
      <text:p text:style-name="Preformatted_20_Text"><text:span text:style-name="Source_20_Text">void main() { <text:s/></text:span></text:p>
      <text:p text:style-name="Preformatted_20_Text"><text:span text:style-name="Source_20_Text">#if NUMBER==0 <text:s/></text:span></text:p>
      <text:p text:style-name="Preformatted_20_Text"><text:span text:style-name="Source_20_Text">printf("Value of Number is: %d",NUMBER); <text:s/></text:span></text:p>
      <text:p text:style-name="Preformatted_20_Text"><text:span text:style-name="Source_20_Text">#else <text:s/></text:span></text:p>
      <text:p text:style-name="Preformatted_20_Text"><text:span text:style-name="Source_20_Text">print("Value of Number is non-zero"); <text:s/></text:span></text:p>
      <text:p text:style-name="Preformatted_20_Text"><text:span text:style-name="Source_20_Text">#endif <text:s text:c="8"/></text:span></text:p>
      <text:p text:style-name="Preformatted_20_Text"><text:span text:style-name="Source_20_Text">getch(); <text:s/></text:span></text:p>
      <text:p text:style-name="P91"><text:span text:style-name="Source_20_Text">} <text:s/></text:span></text:p>
      <text:p text:style-name="Text_20_body"><text:span text:style-name="Strong_20_Emphasis">Output</text:span></text:p>
      <text:p text:style-name="P91"><text:span text:style-name="Source_20_Text">Value of Number is non-zero</text:span></text:p>
      <text:h text:style-name="Heading_20_2" text:outline-level="2"><text:bookmark text:name="8error"/>8. #error</text:h>
      <text:p text:style-name="Text_20_body">The <text:span text:style-name="Source_20_Text">#error</text:span> preprocessor directive indicates error. The compiler gives fatal error if <text:span text:style-name="Source_20_Text">#error</text:span> directive is found and skips further compilation process.</text:p>
      <text:p text:style-name="Text_20_body"><text:span text:style-name="Strong_20_Emphasis">C #error example</text:span></text:p>
      <text:p text:style-name="Preformatted_20_Text"><text:span text:style-name="Source_20_Text">#include&lt;stdio.h&gt; <text:s/></text:span></text:p>
      <text:p text:style-name="Preformatted_20_Text"><text:span text:style-name="Source_20_Text">#ifndef __MATH_H <text:s/></text:span></text:p>
      <text:p text:style-name="Preformatted_20_Text"><text:span text:style-name="Source_20_Text">#error First include then compile <text:s/></text:span></text:p>
      <text:p text:style-name="Preformatted_20_Text"><text:span text:style-name="Source_20_Text">#else <text:s/></text:span></text:p>
      <text:p text:style-name="Preformatted_20_Text"><text:span text:style-name="Source_20_Text">void main(){ <text:s/></text:span></text:p>
      <text:p text:style-name="Preformatted_20_Text"><text:span text:style-name="Source_20_Text"><text:s text:c="4"/>float a; <text:s/></text:span></text:p>
      <text:p text:style-name="Preformatted_20_Text"><text:span text:style-name="Source_20_Text"><text:s text:c="4"/>a=sqrt(7); <text:s/></text:span></text:p>
      <text:p text:style-name="Preformatted_20_Text"><text:span text:style-name="Source_20_Text"><text:s text:c="4"/>printf("%f",a); <text:s/></text:span></text:p>
      <text:p text:style-name="Preformatted_20_Text"><text:span text:style-name="Source_20_Text">} <text:s/></text:span></text:p>
      <text:p text:style-name="P91"><text:span text:style-name="Source_20_Text">#endif</text:span></text:p>
      <text:h text:style-name="Heading_20_2" text:outline-level="2"><text:bookmark text:name="9pragma"/>9. #pragma</text:h>
      <text:p text:style-name="Text_20_body">The <text:span text:style-name="Source_20_Text">#pragma</text:span> preprocessor directive is used to provide additional information to the compiler. The <text:span text:style-name="Source_20_Text">#pragma</text:span> directive is used by the compiler to offer machine or operating-system feature. Different compilers can provide different usage of #pragma directive.</text:p>
      <text:p text:style-name="Text_20_body"><text:span text:style-name="Strong_20_Emphasis">Syntax:</text:span></text:p>
      <text:p text:style-name="P91"><text:span text:style-name="Source_20_Text">#pragma token </text:span></text:p>
      <text:p text:style-name="Text_20_body"><text:span text:style-name="Strong_20_Emphasis">Example</text:span></text:p>
      <text:p text:style-name="Preformatted_20_Text"><text:span text:style-name="Source_20_Text">#include&lt;stdio.h&gt; <text:s/></text:span></text:p>
      <text:p text:style-name="Preformatted_20_Text"><text:span text:style-name="Source_20_Text">#include&lt;conio.h&gt; <text:s/></text:span></text:p>
      <text:p text:style-name="Preformatted_20_Text"><text:span text:style-name="Source_20_Text"><text:s text:c="2"/></text:span></text:p>
      <text:p text:style-name="Preformatted_20_Text"><text:span text:style-name="Source_20_Text">void func() ; <text:s/></text:span></text:p>
      <text:p text:style-name="Preformatted_20_Text"><text:span text:style-name="Source_20_Text"><text:s text:c="2"/></text:span></text:p>
      <text:p text:style-name="Preformatted_20_Text"><text:span text:style-name="Source_20_Text">#pragma startup func <text:s/></text:span></text:p>
      <text:p text:style-name="Preformatted_20_Text"><text:span text:style-name="Source_20_Text">#pragma exit func <text:s/></text:span></text:p>
      <text:p text:style-name="Preformatted_20_Text"><text:span text:style-name="Source_20_Text"><text:s text:c="2"/></text:span></text:p>
      <text:p text:style-name="Preformatted_20_Text"><text:span text:style-name="Source_20_Text">void main(){ <text:s/></text:span></text:p>
      <text:p text:style-name="Preformatted_20_Text"><text:span text:style-name="Source_20_Text">printf("\nI am in main"); <text:s/></text:span></text:p>
      <text:p text:style-name="Preformatted_20_Text"><text:soft-page-break/><text:span text:style-name="Source_20_Text">getch(); <text:s/></text:span></text:p>
      <text:p text:style-name="Preformatted_20_Text"><text:span text:style-name="Source_20_Text">} <text:s/></text:span></text:p>
      <text:p text:style-name="Preformatted_20_Text"><text:span text:style-name="Source_20_Text"><text:s text:c="2"/></text:span></text:p>
      <text:p text:style-name="Preformatted_20_Text"><text:span text:style-name="Source_20_Text">void func(){ <text:s/></text:span></text:p>
      <text:p text:style-name="Preformatted_20_Text"><text:span text:style-name="Source_20_Text">printf("\nI am in func"); <text:s/></text:span></text:p>
      <text:p text:style-name="Preformatted_20_Text"><text:span text:style-name="Source_20_Text">getch(); <text:s/></text:span></text:p>
      <text:p text:style-name="P91"><text:span text:style-name="Source_20_Text">} <text:s/></text:span></text:p>
      <text:p text:style-name="Text_20_body"><text:span text:style-name="Strong_20_Emphasis">Output</text:span></text:p>
      <text:p text:style-name="Preformatted_20_Text"><text:span text:style-name="Source_20_Text">I am in func</text:span></text:p>
      <text:p text:style-name="Preformatted_20_Text"><text:span text:style-name="Source_20_Text">I am in main</text:span></text:p>
      <text:p text:style-name="P91"><text:span text:style-name="Source_20_Text">I am in func</text:span></text:p>
      <text:p text:style-name="P1"/>
      <text:p text:style-name="P1"/>
      <text:p text:style-name="P1"/>
      <text:p text:style-name="P1">2. why we using #define to define a constant . rather than by using keyword..i.e like int a =10;</text:p>
      <text:p text:style-name="P1"/>
      <text:p text:style-name="P1">3. To toggle a particular bit and set a bit and clear bit.</text:p>
      <text:p text:style-name="P6">#include&lt;stdio.h&gt;</text:p>
      <text:p text:style-name="P6">void bin(unsigned n);</text:p>
      <text:p text:style-name="P6">#define SetBit(number,bit) (number|=(1&lt;&lt;bit-1))</text:p>
      <text:p text:style-name="P6">#define ClearBit(number,bit) (number&amp;=(~(1&lt;&lt;bit-1)))</text:p>
      <text:p text:style-name="P6">#define Toggle(number,bit) (number ^ (1&lt;&lt;bit-1))</text:p>
      <text:p text:style-name="P6">int main()</text:p>
      <text:p text:style-name="P6">{</text:p>
      <text:p text:style-name="P6"><text:tab/>int i=7;</text:p>
      <text:p text:style-name="P6"><text:tab/>printf("\n Binary of 7 is : ");<text:tab/></text:p>
      <text:p text:style-name="P6"><text:tab/>bin(i);</text:p>
      <text:p text:style-name="P6"><text:tab/></text:p>
      <text:p text:style-name="P6"><text:tab/>i=SetBit(i,4);</text:p>
      <text:p text:style-name="P6"><text:tab/>printf("\n\n Set 4th bit of 7: ");bin(i);</text:p>
      <text:p text:style-name="P6"><text:tab/></text:p>
      <text:p text:style-name="P6"><text:tab/>i=ClearBit(i,4);</text:p>
      <text:p text:style-name="P6"><text:tab/>printf("\n\n Clear 4th bit of 7 : ");</text:p>
      <text:p text:style-name="P6"><text:tab/>bin(i);</text:p>
      <text:p text:style-name="P6"><text:tab/></text:p>
      <text:p text:style-name="P6"><text:tab/>i=Toggle(i,1);</text:p>
      <text:p text:style-name="P6"><text:tab/>printf("\n\n Toggle 1st bit of 7 : ");</text:p>
      <text:p text:style-name="P6"><text:tab/>bin(i);</text:p>
      <text:p text:style-name="P6"><text:tab/></text:p>
      <text:p text:style-name="P6"><text:tab/>return 0;</text:p>
      <text:p text:style-name="P6">}</text:p>
      <text:p text:style-name="P6">void bin(unsigned n)</text:p>
      <text:p text:style-name="P6">{<text:tab/></text:p>
      <text:p text:style-name="P6"><text:tab/>unsigned i;</text:p>
      <text:p text:style-name="P6"><text:tab/>for (i = (1 &lt;&lt; 31) ; i &gt; 0; i = (i&gt;&gt;1))</text:p>
      <text:p text:style-name="P6"><text:tab/>if(n &amp; i)</text:p>
      <text:p text:style-name="P6"><text:tab/><text:tab/>printf("1");</text:p>
      <text:p text:style-name="P6"><text:tab/>else</text:p>
      <text:p text:style-name="P6"><text:tab/><text:tab/>printf("0");</text:p>
      <text:p text:style-name="P6">}</text:p>
      <text:p text:style-name="P1"/>
      <text:p text:style-name="P1"><text:soft-page-break/>4. to check number is multiplies of 4 or not.without using % operator.</text:p>
      <text:p text:style-name="P1"/>
      <text:p text:style-name="P1"/>
      <text:p text:style-name="P1"/>
      <text:p text:style-name="P1">5. To check meachine is little endian or big endian..?</text:p>
      <text:p text:style-name="P7">Ans:-</text:p>
      <text:p text:style-name="P7">#include&lt;stdio.h&gt;</text:p>
      <text:p text:style-name="P7">int main()</text:p>
      <text:p text:style-name="P7">{</text:p>
      <text:p text:style-name="P7"><text:tab/>unsigned int n=1;</text:p>
      <text:p text:style-name="P7"><text:tab/>char *c = (char *)&amp;n;</text:p>
      <text:p text:style-name="P7"><text:tab/>if(*c)</text:p>
      <text:p text:style-name="P7"><text:tab/><text:tab/>printf("little endian...\n");</text:p>
      <text:p text:style-name="P7"><text:tab/>else</text:p>
      <text:p text:style-name="P7"><text:tab/><text:tab/>printf("big endian...\n");</text:p>
      <text:p text:style-name="P7"><text:tab/>getchar();</text:p>
      <text:p text:style-name="P7"><text:tab/>return 0;</text:p>
      <text:p text:style-name="P7">}</text:p>
      <text:p text:style-name="P1"/>
      <text:p text:style-name="P1">6. reverse string without any arthimatic operation and tmp variable , loops also...?</text:p>
      <text:p text:style-name="P1"/>
      <text:p text:style-name="P1">7. To insert element in particular position in array.</text:p>
      <text:p text:style-name="P8">#include &lt;stdio.h&gt;</text:p>
      <text:p text:style-name="P8"><text:s/></text:p>
      <text:p text:style-name="P8">int main()</text:p>
      <text:p text:style-name="P8">{</text:p>
      <text:p text:style-name="P8"><text:s text:c="3"/>int array[100], position, c, n, value;</text:p>
      <text:p text:style-name="P8"><text:s/></text:p>
      <text:p text:style-name="P8"><text:s text:c="3"/>printf("Enter number of elements in array\n");</text:p>
      <text:p text:style-name="P8"><text:s text:c="3"/>scanf("%d", &amp;n);</text:p>
      <text:p text:style-name="P8"><text:s/></text:p>
      <text:p text:style-name="P8"><text:s text:c="3"/>printf("Enter %d elements\n", n);</text:p>
      <text:p text:style-name="P8"><text:s/></text:p>
      <text:p text:style-name="P8"><text:s text:c="3"/>for (c = 0; c &lt; n; c++)</text:p>
      <text:p text:style-name="P8"><text:s text:c="6"/>scanf("%d", &amp;array[c]);</text:p>
      <text:p text:style-name="P8"><text:s/></text:p>
      <text:p text:style-name="P8"><text:s text:c="3"/>printf("Enter the location where you wish to insert an element\n");</text:p>
      <text:p text:style-name="P8"><text:s text:c="3"/>scanf("%d", &amp;position);</text:p>
      <text:p text:style-name="P8"><text:s/></text:p>
      <text:p text:style-name="P8"><text:s text:c="3"/>printf("Enter the value to insert\n");</text:p>
      <text:p text:style-name="P8"><text:s text:c="3"/>scanf("%d", &amp;value);</text:p>
      <text:p text:style-name="P8"><text:s/></text:p>
      <text:p text:style-name="P8"><text:s text:c="3"/>for (c = n - 1; c &gt;= position - 1; c--)</text:p>
      <text:p text:style-name="P8"><text:s text:c="6"/>array[c+1] = array[c];</text:p>
      <text:p text:style-name="P8"><text:s/></text:p>
      <text:p text:style-name="P8"><text:s text:c="3"/>array[position-1] = value;</text:p>
      <text:p text:style-name="P8"><text:s/></text:p>
      <text:p text:style-name="P8"><text:s text:c="3"/>printf("Resultant array is\n");</text:p>
      <text:p text:style-name="P8"><text:s/></text:p>
      <text:p text:style-name="P8"><text:s text:c="3"/>for (c = 0; c &lt;= n; c++)</text:p>
      <text:p text:style-name="P8"><text:s text:c="6"/>printf("%d\n", array[c]);</text:p>
      <text:p text:style-name="P8"><text:s/></text:p>
      <text:p text:style-name="P8"><text:soft-page-break/><text:s text:c="3"/>return 0;</text:p>
      <text:p text:style-name="P8">}</text:p>
      <text:p text:style-name="P1"/>
      <text:p text:style-name="P1">8. diference b/w structure and union...and real time appilications..with respect to memory.</text:p>
      <text:p text:style-name="P8"/>
      <text:p text:style-name="P8"><text:tab/>A structure variable contains each of the named members, and its size is large enough to hold all the members. Structure elements are of same size.</text:p>
      <text:p text:style-name="P8"><text:tab/>A Union contains one of the named members at a given time and is large enough to hold the largest member. Union element can be of different sizes.</text:p>
      <text:p text:style-name="P1"/>
      <text:p text:style-name="P1">9. malloc operations(failed conditions).</text:p>
      <text:p text:style-name="P1"/>
      <text:p text:style-name="P1">10. bitfilelds</text:p>
      <text:p text:style-name="P1"/>
      <text:p text:style-name="P1">11.selfreferential structure...what is use of selfreferential structure...?</text:p>
      <text:p text:style-name="P32"><text:tab/>A self referential data structure is essentially a structure definition which includes at least one member that is a pointer to the structure of its own kind. A chain of such structures can thus be expressed as follows.</text:p>
      <text:section text:style-name="Sect1" text:name="code_block">
        <text:p text:style-name="Preformatted_20_Text">struct name {</text:p>
        <text:p text:style-name="Preformatted_20_Text"><text:s text:c="16"/>member 1;</text:p>
        <text:p text:style-name="Preformatted_20_Text"><text:s text:c="16"/>member 2;</text:p>
        <text:p text:style-name="Preformatted_20_Text"><text:s text:c="16"/>. . .</text:p>
        <text:p text:style-name="Preformatted_20_Text"><text:s text:c="16"/>struct name *pointer;</text:p>
        <text:p text:style-name="P91">};</text:p>
      </text:section>
      <text:p text:style-name="P1"/>
      <text:p text:style-name="P1"/>
      <text:p text:style-name="P1">12. static functions and static variables...inclideing characterstics...?</text:p>
      <text:p text:style-name="P32"><text:tab/>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91">static data_type var_name = var_value; </text:p>
      <text:p text:style-name="P37"><text:span text:style-name="T4">1.</text:span>A static int variable remains in memory while the program is running. A normal or auto variable is destroyed when a function call where the variable was declared is over. </text:p>
      <text:p text:style-name="Text_20_body">For example, we can use static int to count number of times a function is called, but an auto variable can’t be sued for this purpose.</text:p>
      <text:p text:style-name="P36"><text:span text:style-name="Strong_20_Emphasis">2)</text:span> Static variables are allocated memory in data segment, not stack segment.</text:p>
      <text:p text:style-name="P9"><text:span text:style-name="T4">3.</text:span>Static variables (like global variables) are initialized as 0 if not initialized explicitly. For example in the below program, value of x is printed as 0, while value of y is something garbage.</text:p>
      <text:p text:style-name="P8"><text:span text:style-name="Strong_20_Emphasis">4)</text:span> In C, static variables can only be initialized using constant literals. For example, following program fails in compilation.</text:p>
      <text:p text:style-name="P8">5.Static global variables and functions are also possible in C/C++. The purpose of these is to limit scope of a variable or function to a file.</text:p>
      <text:h text:style-name="P86" text:outline-level="1">Static functions in C</text:h>
      <text:p text:style-name="P8"/>
      <text:p text:style-name="P37"><text:soft-page-break/><text:span text:style-name="T4"><text:tab/>In C, functions are global by default. The “</text:span><text:span text:style-name="Emphasis"><text:span text:style-name="T4">static</text:span></text:span><text:span text:style-name="T4">” keyword before a function name makes it static. For example, below function </text:span><text:span text:style-name="Emphasis"><text:span text:style-name="T4">fun() </text:span></text:span><text:span text:style-name="T4">is static. </text:span></text:p>
      <text:p text:style-name="P96"><text:span text:style-name="Source_20_Text">static</text:span> <text:span text:style-name="Source_20_Text">int</text:span> <text:span text:style-name="Source_20_Text">fun(void)</text:span></text:p>
      <text:p text:style-name="P96"><text:span text:style-name="Source_20_Text">{</text:span></text:p>
      <text:p text:style-name="P96"><text:span text:style-name="Source_20_Text"><text:span text:style-name="T4">p</text:span></text:span><text:span text:style-name="Source_20_Text">rintf("I am a static function ");</text:span></text:p>
      <text:p text:style-name="P96"><text:span text:style-name="Source_20_Text">}</text:span></text:p>
      <text:p text:style-name="P96"><text:tab/>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p>
      <text:p text:style-name="P8"/>
      <text:p text:style-name="P8"/>
      <text:p text:style-name="P1"/>
      <text:p text:style-name="P2">13. In case of volatile, how the compiler takes the data every time from memory, not from the cache</text:p>
      <text:p text:style-name="P1"/>
      <text:p text:style-name="P1">D.S :</text:p>
      <text:p text:style-name="P1">1. insert a node at partcular position in single linked list...</text:p>
      <text:p text:style-name="P1"/>
      <text:p text:style-name="P1">Linux :</text:p>
      <text:p text:style-name="P1">1.difference b/w fork and vfork.</text:p>
      <text:p text:style-name="P32"><text:span text:style-name="Source_20_Text">Fork</text:span> : The fork call basically makes a duplicate of the current process, identical in almost every way (not everything is copied over, for example, resource limits in some implementations but the idea is to create as close a copy as possible).</text:p>
      <text:p text:style-name="Text_20_body">The new process (child) gets a different process ID (PID) and has the the PID of the old process (parent) as its parent PID (PPID). Because the two processes are now running exactly the same code, they can tell which is which by the return code of fork - the child gets 0, the parent gets the PID of the child. This is all, of course, assuming the fork call works - if not, no child is created and the parent gets an error code.</text:p>
      <text:p text:style-name="Text_20_body"><text:span text:style-name="Source_20_Text">Vfork</text:span> : The basic difference between vfork and fork is that when a new process is created with vfork(), the parent process is temporarily suspended, and the child process might borrow the parent's address space. This strange state of affairs continues until the child process either exits, or calls execve(), at which point the parent process continues. </text:p>
      <text:p text:style-name="Text_20_body">This means that the child process of a vfork() must be careful to avoid unexpectedly modifying variables of the parent process. In particular, the child process must not return from the function containing the vfork() call, and it must not call exit() (if it needs to exit, it should use _exit(); actually, this is also true for the child of a normal fork()). </text:p>
      <text:p text:style-name="Text_20_body"><text:span text:style-name="Source_20_Text">Exec :</text:span> The exec call is a way to basically replace the entire current process with a new program. It loads the program into the current process space and runs it from the entry point. exec() replaces the current process with a the executable pointed by the function. Control never returns to the original program unless there is an exec() error.</text:p>
      <text:p text:style-name="Text_20_body"><text:span text:style-name="Source_20_Text">Clone :</text:span> Clone, as fork, creates a new process. Unlike fork, these calls allow the child process to share parts of its execution context with the calling process, such as the memory space, the table of file descriptors, and the table of signal handlers.</text:p>
      <text:p text:style-name="P1"/>
      <text:p text:style-name="P1"><text:soft-page-break/></text:p>
      <text:p text:style-name="P1"/>
      <text:p text:style-name="P10">2.copy on write(COW).</text:p>
      <text:p text:style-name="P1"/>
      <text:p text:style-name="P1"><text:tab/>We can use fork() to create a new process or vfork() to create a new process. vfork follows the concept of copy-on-write. For example, the child process created by vfork will share the data and code segment with the parent process. This speeds up the forking time. It is expected to use vfork if you are performing exec followed by vfork. So vfork will create the child process which will share data and code segment with its parent but when we call exec, it will load up the image of a new executable in the address space of the child process</text:p>
      <text:p text:style-name="P1"/>
      <text:p text:style-name="P1"/>
      <text:p text:style-name="P1"><text:tab/>has a single shared copy of the same data <text:span text:style-name="Emphasis">until it's written</text:span>, and then a copy is made. Usually, copy-on-write is used to resolve concurrency sorts of problems. In ZFS, for example, data blocks on disk are allocated copy-on-write; as long as there are no changes, you keep the original blocks; a change changed only the affected blocks. This means the minimum number of new blocks are allocated.</text:p>
      <text:p text:style-name="P1"/>
      <text:p text:style-name="P10">3.interrupts handling in o.s...how interupt handled by os..?</text:p>
      <text:h text:style-name="P94" text:outline-level="4"><text:bookmark text:name="Types_of_Interrupts"/><text:span text:style-name="Strong_20_Emphasis">Types of Interrupts:</text:span></text:h>
      <text:p text:style-name="P38">Although interrupts have highest priority than other signals, there are many type of interrupts but basic type of interrupts are</text:p>
      <text:list xml:id="list6583482504535502001" text:style-name="L3">
        <text:list-item>
          <text:p text:style-name="P71"><text:span text:style-name="Strong_20_Emphasis">Hardware Interrupts:</text:span> If the signal for the processor is from external device or hardware is called hardware interrupts. Example: from keyboard we will press the key to do some action this pressing of key in keyboard will generate a signal which is given to the processor to do action, such interrupts are called hardware interrupts. Hardware interrupts can be classified into two types they are </text:p>
          <text:list>
            <text:list-item>
              <text:p text:style-name="P71"><text:span text:style-name="Strong_20_Emphasis">Maskable Interrupt:</text:span> The hardware interrupts which can be delayed when a much highest priority interrupt has occurred to the processor. </text:p>
            </text:list-item>
            <text:list-item>
              <text:p text:style-name="P71"><text:span text:style-name="Strong_20_Emphasis">Non Maskable Interrupt:</text:span> The hardware which cannot be delayed and should process by the processor immediately. </text:p>
            </text:list-item>
          </text:list>
        </text:list-item>
        <text:list-item>
          <text:p text:style-name="P71"><text:span text:style-name="Strong_20_Emphasis">Software Interrupts:</text:span> Software interrupt can also divided in to two types. They are </text:p>
          <text:list>
            <text:list-item>
              <text:p text:style-name="P71"><text:span text:style-name="Strong_20_Emphasis">Normal Interrupts:</text:span> the interrupts which are caused by the software instructions are called software instructions. </text:p>
            </text:list-item>
            <text:list-item>
              <text:p text:style-name="P39"><text:span text:style-name="Strong_20_Emphasis">Exception:</text:span> unplanned interrupts while executing a program is called Exception. For example: while executing a program if we got a value which should be divided by zero is called a exception. </text:p>
            </text:list-item>
          </text:list>
        </text:list-item>
      </text:list>
      <text:h text:style-name="P94" text:outline-level="4"><text:bookmark text:name="Interrupt_Handling"/><text:span text:style-name="Strong_20_Emphasis">Interrupt Handling:</text:span></text:h>
      <text:p text:style-name="P38"><text:tab/>We know that instruction cycle consists of fetch, decode, execute and read/write functions. After every instruction cycle the processor will check for interrupts to be processed if there is no interrupt is present in the system it will go for the next instruction cycle which is given by the instruction register.</text:p>
      <text:p text:style-name="P38"><text:tab/>If there is an interrupt present then it will trigger the interrupt handler, the handler will stop the present instruction which is processing and save its configuration in a register and load the <text:soft-page-break/>program counter of the interrupt from a location which is given by the interrupt vector table. After processing the interrupt by the processor interrupt handler will load the instruction and its configuration from the saved register, process will start its processing where it’s left. This saving the old instruction processing configuration and loading the new interrupt configuration is also called as context switching.</text:p>
      <text:p text:style-name="P38"><text:tab/>The interrupt handler is also called as Interrupt service routine (ISR). There are different types of interrupt handler which will handle different interrupts. For example for the clock in a system will have its interrupt handler, keyboard it will have its interrupt handler for every device it will have its interrupt handler.</text:p>
      <text:p text:style-name="P32">The main features of the ISR are</text:p>
      <text:list xml:id="list3241550601269935868" text:style-name="L4">
        <text:list-item>
          <text:p text:style-name="P72">Interrupts can occur at any time they are asynchronous. ISR’s can call for asynchronous interrupts. </text:p>
        </text:list-item>
        <text:list-item>
          <text:p text:style-name="P72">Interrupt service mechanism can call the ISR’s from multiple sources. </text:p>
        </text:list-item>
        <text:list-item>
          <text:p text:style-name="P72">ISR’s can handle both maskable and non maskable interrupts. An instruction in a program can disable or enable an interrupt handler call. </text:p>
        </text:list-item>
        <text:list-item>
          <text:p text:style-name="P72">ISR on beginning of execution it will disable other devices interrupt services. After completion of the ISR execution it will re initialize the interrupt services. </text:p>
        </text:list-item>
        <text:list-item>
          <text:p text:style-name="P40">The nested interrupts are allowed in ISR for diversion to other ISR. </text:p>
        </text:list-item>
      </text:list>
      <text:h text:style-name="P93" text:outline-level="4"><text:bookmark text:name="Type_of_Interrupt_Handlers"/><text:span text:style-name="Strong_20_Emphasis">Type of Interrupt Handlers:</text:span></text:h>
      <text:list xml:id="list341604073955109129" text:style-name="L5">
        <text:list-item>
          <text:p text:style-name="P73">First Level Interrupt Handler (FLIH) is hard interrupt handler or fast interrupt handler. These interrupt handlers have more jitter while process execution and they are mainly maskable interrupts </text:p>
        </text:list-item>
        <text:list-item>
          <text:p text:style-name="P41">Second Level Interrupt Handler (SLIH) is soft interrupt handler and slow interrupt handler. These interrupt handlers are having less jitter. </text:p>
        </text:list-item>
      </text:list>
      <text:h text:style-name="P93" text:outline-level="4"><text:bookmark text:name="Interrupt_Latency"/><text:span text:style-name="Strong_20_Emphasis">Interrupt Latency:</text:span></text:h>
      <text:p text:style-name="P38">When an interrupt occur, the service of the interrupt by executing the ISR may not start immediately by context switching. The time interval between the occurrence of interrupt and start of execution of the ISR is called interrupt latency.</text:p>
      <text:list xml:id="list8487289064361144191" text:style-name="L6">
        <text:list-item>
          <text:p text:style-name="P74"><text:span text:style-name="T3">Tswitch = </text:span>Time taken for context switch </text:p>
        </text:list-item>
        <text:list-item>
          <text:p text:style-name="P74"><text:span text:style-name="T3">ΣTexec = </text:span>The sum of time interval for executing the ISR </text:p>
        </text:list-item>
        <text:list-item>
          <text:p text:style-name="P42"><text:span text:style-name="Strong_20_Emphasis">Interrupt Latency</text:span> = Tswitch + ΣTexec </text:p>
        </text:list-item>
      </text:list>
      <text:p text:style-name="P1"/>
      <text:p text:style-name="P1"/>
      <text:p text:style-name="P1"/>
      <text:p text:style-name="P1">4.dif b/w semaphore and mutex...real time applications...?</text:p>
      <text:p text:style-name="P1"/>
      <text:p text:style-name="P12">- MUTual EXclusion and synchronization can be done by binary semaphore.</text:p>
      <text:p text:style-name="P12">- Mutex is used only for MUTual Exclusion.</text:p>
      <text:p text:style-name="P12">- Semaphore value can be changed by other THREAD also.</text:p>
      <text:p text:style-name="P12">- A mutex can be relesed by the same thread which acquired it .</text:p>
      <text:p text:style-name="P12"><text:soft-page-break/>- Adv of semphore is that they can be used to synchronize two unrelated processes</text:p>
      <text:p text:style-name="P12">trying to access the same resource</text:p>
      <text:p text:style-name="P12">- From an ISR a Mutex can NOT be used , beacuse of another proccess goes to</text:p>
      <text:p text:style-name="P12">sleep..</text:p>
      <text:p text:style-name="P12">“Semaphore are the Synchronization tool to overcome critcal section problem”.</text:p>
      <text:p text:style-name="P12">“Mutex is also a tool that is used to provide deadlock free mutual exclusion”.</text:p>
      <text:p text:style-name="P12"/>
      <text:p text:style-name="P12"><text:tab/>Semaphore: Use a semaphore when you (thread) want to sleep till some other thread tells you to wake up. Semaphore 'down' happens in one thread (producer) and semaphore 'up' (for same semaphore) happens in another thread (consumer).</text:p>
      <text:p text:style-name="P12">e.g.: In producer-consumer problem, producer wants to sleep till at least one buffer slot is empty - only the consumer thread can tell when a buffer slot is empty.</text:p>
      <text:p text:style-name="P12"/>
      <text:p text:style-name="P12">Mutex: Use a mutex when you (thread) want to execute code that should not be executed by any other thread at the same time. Mutex 'down' happens in one thread and mutex 'up' must happen in the same thread later on.</text:p>
      <text:p text:style-name="P12">e.g.: If you are deleting a node from a global linked list, you do not want another thread to muck around with pointers while you are deleting the node. When you acquire a mutex and are busy deleting a node, if another thread tries to acquire the same mutex, it will be put to sleep till you release the mutex.</text:p>
      <text:p text:style-name="P12"/>
      <text:p text:style-name="P11">5.spin locks ..brifely</text:p>
      <text:p text:style-name="P12"/>
      <text:p text:style-name="P12"><text:tab/>Spinlock: Use a spinlock when you really want to use a mutex but your thread</text:p>
      <text:p text:style-name="P12">is not allowed to sleep.</text:p>
      <text:p text:style-name="P12">e.g.: An interrupt handler within OS kernel must never sleep. If it does the system</text:p>
      <text:p text:style-name="P12">will freeze / crash. If you need to insert a node to globally shared linked list from the</text:p>
      <text:p text:style-name="P12">interrupt handler, acquire a spinlock - insert node - release spinlock.</text:p>
      <text:p text:style-name="P12"/>
      <text:p text:style-name="P4">6.memory barries.</text:p>
      <text:p text:style-name="P33"><text:tab/>Memory barriers are used to provide control over the order of memory accesses. This is necessary sometimes because optimizations performed by the compiler and hardware can cause memory to be accessed in a different order than intended by the developer.</text:p>
      <text:p text:style-name="Text_20_body">A memory barrier affects instructions that access memory in two ways:</text:p>
      <text:list xml:id="list8126644158264678556" text:style-name="L7">
        <text:list-item>
          <text:p text:style-name="P76">provides control over the order that memory access instructions are performed, and </text:p>
        </text:list-item>
        <text:list-item>
          <text:p text:style-name="P44">provides control over when memory access instructions will complete. </text:p>
        </text:list-item>
      </text:list>
      <text:p text:style-name="Text_20_body">Memory access instructions, such as loads and stores, typically take longer to execute than other instructions. Therefore, compilers use registers to hold frequently used values and processors use high speed caches to hold the most frequently used memory locations. Another common optimization is for compilers and processors to rearrange the order that instructions are executed so that the processor does not have to wait for memory accesses to complete. This can result in memory being accessed in a different order than specified in the source code. While this typically will not cause a problem in a single thread of execution, it can cause a problem if the location can also be accessed from another processor or device.</text:p>
      <text:p text:style-name="P4"></text:p>
      <text:p text:style-name="P3"/>
      <text:p text:style-name="P1">7.mmap system call working.</text:p>
      <text:p text:style-name="P13"><text:soft-page-break/><text:s/>#include &lt;sys/mman.h&gt;</text:p>
      <text:p text:style-name="P13"/>
      <text:p text:style-name="P13"><text:s text:c="7"/>void *mmap(void *addr, size_t length, int prot, int flags,</text:p>
      <text:p text:style-name="P13"><text:s text:c="18"/>int fd, off_t offset);</text:p>
      <text:p text:style-name="P13"><text:s text:c="7"/>int munmap(void *addr, size_t length);</text:p>
      <text:p text:style-name="P13"/>
      <text:p text:style-name="P13"><text:s text:c="7"/>See NOTES for information on feature test macro requirements.</text:p>
      <text:p text:style-name="P1"/>
      <text:p text:style-name="P13">mmap() creates a new mapping in the virtual address space of the calling process. <text:s/>The starting address for the new mapping is specified in addr. <text:s/>The length argument specifies the length of the mapping.</text:p>
      <text:p text:style-name="P13"/>
      <text:p text:style-name="P13"><text:s text:c="7"/>If addr is NULL, then the kernel chooses the address at which to create the mapping; this is the most portable method of creating a new mapping. <text:s/>If addr is not NULL, then the kernel takes it as a hint about where to place the mapping; on Linux, the mapping will be created at a nearby page boundary. <text:s/>The address of the new mapping is <text:s/>returned as the result of the call.</text:p>
      <text:p text:style-name="P1"/>
      <text:p text:style-name="P1"/>
      <text:p text:style-name="P1">8. process states.</text:p>
      <text:p text:style-name="P1"/>
      <text:p text:style-name="P1"/>
      <text:p text:style-name="P10">Device Drivers :</text:p>
      <text:p text:style-name="P1"/>
      <text:p text:style-name="P1">1. any driver in linux</text:p>
      <text:p text:style-name="P1">2. how driver interact with H/w....explaination</text:p>
      <text:p text:style-name="P1"><text:tab/>A driver communicates with the <text:a xlink:type="simple" xlink:href="https://en.wikipedia.org/wiki/Peripheral">device</text:a> through the <text:a xlink:type="simple" xlink:href="https://en.wikipedia.org/wiki/Computer_bus">computer bus</text:a> or communications subsystem to which the hardware connects. When a calling program invokes a <text:a xlink:type="simple" xlink:href="https://en.wikipedia.org/wiki/Subroutine">routine</text:a> in the driver, the driver issues commands to the device. Once the device sends data back to the driver, the driver may invoke routines in the original calling program. Drivers are hardware dependent and <text:a xlink:type="simple" xlink:href="https://en.wikipedia.org/wiki/Operating_system">operating-system</text:a>-specific. They usually provide the <text:a xlink:type="simple" xlink:href="https://en.wikipedia.org/wiki/Interrupt">interrupt</text:a> handling required for any necessary asynchronous time-dependent hardware interface</text:p>
      <text:p text:style-name="P1"/>
      <text:p text:style-name="P1">3.driver architecture..?</text:p>
      <text:p text:style-name="P1"/>
      <text:p text:style-name="P1">Digital Electronics:</text:p>
      <text:p text:style-name="P1">1.what is active low signal.</text:p>
      <text:p text:style-name="P1"/>
      <text:p text:style-name="P1">2.discussion on logic gates(AND ,OR ,NOT,XOR,XNOR);</text:p>
      <text:p text:style-name="P1"/>
      <text:p text:style-name="P1">3.discussion on MUX.</text:p>
      <text:p text:style-name="P1"/>
      <text:p text:style-name="P1">4.power gateing and Edge gating...?</text:p>
      <text:p text:style-name="P1"/>
      <text:p text:style-name="P1">5.what is PLL and PLC...?</text:p>
      <text:p text:style-name="P1"/>
      <text:p text:style-name="P1">6.what is pipeling</text:p>
      <text:p text:style-name="P1"/>
      <text:p text:style-name="P1">7.tell me any processor ..?</text:p>
      <text:p text:style-name="P1"/>
      <text:p text:style-name="P1">8. memory hirarcy</text:p>
      <text:p text:style-name="P1"/>
      <text:p text:style-name="P1">9.what is cache memory..why using cache memory</text:p>
      <text:p text:style-name="P1"><text:soft-page-break/></text:p>
      <text:p text:style-name="P1">10.cache ratio</text:p>
      <text:p text:style-name="P1"/>
      <text:p text:style-name="P1">11. how cache memory interact with processor..?</text:p>
      <text:p text:style-name="P1"/>
      <text:p text:style-name="P1">12.ARM ARCHITECTURE...?</text:p>
      <text:p text:style-name="P1"/>
      <text:p text:style-name="P5">Note: please make sure concentrate on ARM architectre.</text:p>
      <text:p text:style-name="P5">1. process states.</text:p>
      <text:h text:style-name="P88" text:outline-level="2">Process State</text:h>
      <text:p text:style-name="Text_20_body">In AArch64 state, there is no <text:span text:style-name="Emphasis">Current Program Status Register</text:span> (CPSR). You can access the different components of the traditional CPSR independently as the following <text:span text:style-name="Emphasis">Process State</text:span> fields:</text:p>
      <text:list xml:id="list4876062410050858459" text:style-name="L8">
        <text:list-item>
          <text:p text:style-name="P45">N, Z, C, and V condition flags (NZCV).</text:p>
        </text:list-item>
        <text:list-item>
          <text:p text:style-name="P45">Current register width (nRW).</text:p>
        </text:list-item>
        <text:list-item>
          <text:p text:style-name="P45">Stack pointer selection bit (SPSel).</text:p>
        </text:list-item>
        <text:list-item>
          <text:p text:style-name="P45">Interrupt disable flags (DAIF).</text:p>
        </text:list-item>
        <text:list-item>
          <text:p text:style-name="P45">Current exception level (EL).</text:p>
        </text:list-item>
        <text:list-item>
          <text:p text:style-name="P45">Single step process state bit (SS).</text:p>
        </text:list-item>
        <text:list-item>
          <text:p text:style-name="P45">Illegal exception return state bit (IL).</text:p>
        </text:list-item>
      </text:list>
      <text:p text:style-name="Text_20_body">You can use <text:span text:style-name="Source_20_Text">MSR</text:span> to write to:</text:p>
      <text:list xml:id="list920988525116538531" text:style-name="L9">
        <text:list-item>
          <text:p text:style-name="P46">The N, Z, C, and V flags in the NZCV register.</text:p>
        </text:list-item>
        <text:list-item>
          <text:p text:style-name="P46">The interrupt disable flags in the DAIF register.</text:p>
        </text:list-item>
        <text:list-item>
          <text:p text:style-name="P46">The SP selection bit in the SPSel register, in EL1 or higher.</text:p>
        </text:list-item>
      </text:list>
      <text:p text:style-name="Text_20_body">You can use <text:span text:style-name="Source_20_Text">MRS</text:span> to read:</text:p>
      <text:list xml:id="list1012753360014286474" text:style-name="L10">
        <text:list-item>
          <text:p text:style-name="P47">The N, Z, C, and V flags in the NZCV register.</text:p>
        </text:list-item>
        <text:list-item>
          <text:p text:style-name="P47">The interrupt disable flags in the DAIF register.</text:p>
        </text:list-item>
        <text:list-item>
          <text:p text:style-name="P47">The exception level bits in the CurrentEL register, in EL1 or higher.</text:p>
        </text:list-item>
        <text:list-item>
          <text:p text:style-name="P47">The SP selection bit in the SPSel register, in EL1 or higher.</text:p>
        </text:list-item>
      </text:list>
      <text:p text:style-name="Text_20_body">When an exception occurs, all Process State fields associated with the current exception level are stored in a single register associated with the target exception level, the SPSR. You can access the SS, IL, and nRW bits only from the SPSR.</text:p>
      <text:p text:style-name="Text_20_body"><text:bookmark text:name="id4642042"/></text:p>
      <text:p text:style-name="P5"/>
      <text:p text:style-name="P5"/>
      <text:p text:style-name="P5"/>
      <text:p text:style-name="P5"><text:soft-page-break/></text:p>
      <text:p text:style-name="P1">2. explain mmap.</text:p>
      <text:p text:style-name="P1"/>
      <text:p text:style-name="P1">3.Interrupts types.</text:p>
      <text:p text:style-name="P1"/>
      <text:p text:style-name="P1">4.bit clear questions .</text:p>
      <text:p text:style-name="P1"/>
      <text:p text:style-name="P1">5. insert function in linked list.</text:p>
      <text:p text:style-name="P1"/>
      <text:p text:style-name="P1">............................................................................................................................</text:p>
      <text:p text:style-name="P16">Crash Dump Analysis 2014/2015</text:p>
      <text:p text:style-name="P21"/>
      <text:p text:style-name="P22">What else can produce oops/panic?</text:p>
      <text:p text:style-name="P25"><text:span text:style-name="T6">BUG_ON</text:span><text:span text:style-name="T7"> </text:span>seen in the example – hard assertion</text:p>
      <text:p text:style-name="P22">- Memory paging related faults</text:p>
      <text:p text:style-name="P26">BUG: unable to handle kernel paging request</text:p>
      <text:p text:style-name="P26">... handle NULL pointer dereference</text:p>
      <text:p text:style-name="P27">” <text:span text:style-name="T9">(when bad_addr &lt; PAGE_SIZE)</text:span></text:p>
      <text:p text:style-name="P22">- Corrupted page table</text:p>
      <text:p text:style-name="P22">- Kernel trying to execute NX-protected page</text:p>
      <text:p text:style-name="P22">- Kernel trying to execute userspace page (Intel SMEP)</text:p>
      <text:p text:style-name="P22">- Failed bounds check in kernel mode (Intel MPX feature)</text:p>
      <text:p text:style-name="P22">- General protection fault, unhandled double fault</text:p>
      <text:p text:style-name="P17">Soft lockup</text:p>
      <text:p text:style-name="P22">- CPU spent 20s in kernel without reaching a schedule point</text:p>
      <text:p text:style-name="P22">- A warning, unless config/bootparam <text:span text:style-name="T12">softlockup_panic </text:span>enabled</text:p>
      <text:p text:style-name="P22"><text:s text:c="5"/>- Soft lockup can be harmless, so not good idea in production</text:p>
      <text:p text:style-name="P23">Hard lockup</text:p>
      <text:p text:style-name="P22">- <text:s/>CPU spent 10s with disabled interrupts </text:p>
      <text:p text:style-name="P22">Detection of both combines several generic mechanisms </text:p>
      <text:p text:style-name="P22"><text:tab/>- High priority kernel watchdog thread updates soft lockup timestamp</text:p>
      <text:p text:style-name="P22">- hrtimer set to deliver periodic interrupts, increments hard lockup <text:s/>counter and wakes up the watchdog thread</text:p>
      <text:p text:style-name="P22">- NMI perf event checks if hrtimers interrupts were processed and if <text:s/>watchdog thread was scheduled</text:p>
      <text:p text:style-name="P48">Hung task check</text:p>
      <text:p text:style-name="P48">RCU stall detector</text:p>
      <text:p text:style-name="P48">Several other debugging config options (later)</text:p>
      <text:h text:style-name="P89" text:outline-level="2"><text:bookmark text:name="interrupts"/>Interrupts</text:h>
      <text:p text:style-name="P49">Process context vs. Interrupt context</text:p>
      <text:list xml:id="list3308428735683869731" text:style-name="L11">
        <text:list-item>
          <text:list>
            <text:list-item>
              <text:p text:style-name="P59">system calls run in process context – can sleep</text:p>
            </text:list-item>
            <text:list-item>
              <text:p text:style-name="P59">interrupt handlers run in interrupt context – cannot sleep</text:p>
            </text:list-item>
          </text:list>
        </text:list-item>
        <text:list-item>
          <text:p text:style-name="P59">Interrupt handler</text:p>
          <text:list>
            <text:list-item>
              <text:p text:style-name="P77">single interrupt will not nest, so hander need not be reentrant </text:p>
              <text:list>
                <text:list-item>
                  <text:p text:style-name="P77">but handler can be interrupted by a different interrupt </text:p>
                </text:list-item>
              </text:list>
            </text:list-item>
            <text:list-item>
              <text:p text:style-name="P77"><text:soft-page-break/>only time-critical stuff in handlers </text:p>
              <text:list>
                <text:list-item>
                  <text:p text:style-name="P77">push rest to bottom half </text:p>
                </text:list-item>
              </text:list>
            </text:list-item>
            <text:list-item>
              <text:p text:style-name="P59">all handlers share one interrupt stack per processor</text:p>
            </text:list-item>
          </text:list>
        </text:list-item>
      </text:list>
      <text:h text:style-name="P89" text:outline-level="2"><text:bookmark text:name="spinlocks"/>Spin Locks</text:h>
      <text:p text:style-name="P49"><text:span text:style-name="Source_20_Text"><text:span text:style-name="T14">spin_lock()</text:span></text:span><text:span text:style-name="T14"> / </text:span><text:span text:style-name="Source_20_Text"><text:span text:style-name="T14">spin_unlock()</text:span></text:span></text:p>
      <text:list xml:id="list4219003908481223562" text:style-name="L17">
        <text:list-item>
          <text:list>
            <text:list-item>
              <text:p text:style-name="P78">must not lose CPU while holding a spin lock </text:p>
              <text:list>
                <text:list-item>
                  <text:p text:style-name="P78">other threads will wait for the lock for a long time </text:p>
                </text:list-item>
              </text:list>
            </text:list-item>
            <text:list-item>
              <text:p text:style-name="P78">spin_lock() prevents kernel preemption by ++preempt_count </text:p>
              <text:list>
                <text:list-item>
                  <text:p text:style-name="P78">in uniprocessor, that’s all spin_lock() does </text:p>
                </text:list-item>
              </text:list>
            </text:list-item>
            <text:list-item>
              <text:p text:style-name="P78">must NOT call any function that can potentially sleep </text:p>
              <text:list>
                <text:list-item>
                  <text:p text:style-name="P78">ex) kmalloc, copy_from_user </text:p>
                </text:list-item>
              </text:list>
            </text:list-item>
            <text:list-item>
              <text:p text:style-name="P78">hardware interrupt is ok unless the interrupt handler may try to lock this spin lock </text:p>
              <text:list>
                <text:list-item>
                  <text:p text:style-name="P78">spin lock not recursive: same thread locking twice will deadlock </text:p>
                </text:list-item>
              </text:list>
            </text:list-item>
            <text:list-item>
              <text:p text:style-name="P65">keep the critical section as small as possible</text:p>
            </text:list-item>
          </text:list>
          <text:p text:style-name="P65"><text:span text:style-name="Source_20_Text">spin_lock_irqsave()</text:span> / <text:span text:style-name="Source_20_Text">spin_unlock_irqrestore()</text:span></text:p>
          <text:list text:continue-numbering="true">
            <text:list-item>
              <text:p text:style-name="P65">disable all interrupts on local CPU, lock, unlock, restore interrupts to how it was before</text:p>
            </text:list-item>
            <text:list-item>
              <text:p text:style-name="P65">need to use this version if the lock is something that an interrupt handler may try to acquire</text:p>
            </text:list-item>
            <text:list-item>
              <text:p text:style-name="P65">no need to worry about interrupts on other CPUs – spin lock will work normally</text:p>
            </text:list-item>
            <text:list-item>
              <text:p text:style-name="P65">again, no need to spin in uniproc – just ++preempt_count &amp; disable irq</text:p>
            </text:list-item>
          </text:list>
        </text:list-item>
        <text:list-item>
          <text:p text:style-name="P65"><text:span text:style-name="Source_20_Text">spin_lock_irq()</text:span> / <text:span text:style-name="Source_20_Text">spin_unlock_irq()</text:span></text:p>
          <text:list>
            <text:list-item>
              <text:p text:style-name="P65">disable &amp; enable irq assuming it was disabled to begin with</text:p>
            </text:list-item>
            <text:list-item>
              <text:p text:style-name="P65">should not be used in most cases</text:p>
            </text:list-item>
          </text:list>
        </text:list-item>
      </text:list>
      <text:p text:style-name="P49"/>
      <text:p text:style-name="P49"/>
      <text:p text:style-name="P50">the process for porting Android (and Linux) onto a ARM based platform.</text:p>
      <text:p text:style-name="P53">Porting Android on ARM based target platforms can be divided in two stages:</text:p>
      <text:p text:style-name="P19">Stage 1:</text:p>
      <text:p text:style-name="P24"><text:tab/>Porting Linux Following are the main steps for porting Linux:</text:p>
      <text:p text:style-name="P24">oDownload the patches of Linux Kernel for supporting PXA310 processor.</text:p>
      <text:p text:style-name="P24">oPrepare the ARM based tool chain for compilation of Linux source code.</text:p>
      <text:p text:style-name="P24">oChoose and Configure boot loader as per target board.</text:p>
      <text:p text:style-name="P24">oCompile the boot loader.</text:p>
      <text:p text:style-name="P24">oConfigure Linux kernel as per target platform (this may require developing some additional device drivers or customization of the existing device drivers <text:soft-page-break/>for the reference design board) .</text:p>
      <text:p text:style-name="P24">oCompile the Linux kernel source</text:p>
      <text:p text:style-name="P24">oBurn compressed Linux image on the target platform</text:p>
      <text:p text:style-name="P53"/>
      <text:p text:style-name="P18">Stage 2:</text:p>
      <text:p text:style-name="P24">Porting Android</text:p>
      <text:p text:style-name="P24"><text:span text:style-name="T15">Following</text:span> are the main steps for porting Android:</text:p>
      <text:p text:style-name="P24">oDownload the patches for Android</text:p>
      <text:p text:style-name="P24">oUpdate RIL (Radio Interface Library) for target platform</text:p>
      <text:p text:style-name="P24">oUpdate Board specific components such as Codec, Camera,</text:p>
      <text:p text:style-name="P24">Audio, Wifi, Power Management, Bluetooth etc.</text:p>
      <text:p text:style-name="P24">oCompile Android source code</text:p>
      <text:p text:style-name="P24">oBurn system image on Target platform</text:p>
      <text:p text:style-name="P52"/>
      <text:p text:style-name="P52">Below are the questions INTEL.</text:p>
      <text:p text:style-name="P58"> </text:p>
      <text:p text:style-name="P52">Telephonic interview:</text:p>
      <text:p text:style-name="P52">- What are the components in the Linux power management?</text:p>
      <text:p text:style-name="P20">Power management (PM) is a key feature for most computing platforms. PM </text:p>
      <text:p text:style-name="P24">provides various benefits: </text:p>
      <text:p text:style-name="P24">increasing battery life; lowering heat emission; </text:p>
      <text:p text:style-name="P24">lowering carbon footprint; and increasing the longevity of devices such as panels, hard disk drives, and internal components. Implementing power management is a complex undertaking involving seamless interaction among several hardware and software components. </text:p>
      <text:p text:style-name="P24">Before implementing PM, it is important to understand the available hardware </text:p>
      <text:p text:style-name="P24">support for the various devices , among them CPU, DRAM, Flash, hard drive, radio,Bluetooth*/WiFi/3G, and display.Some examples of hardware PM include:</text:p>
      <text:p text:style-name="P30">• <text:span text:style-name="T10">CPU: HLT, Stop Clock, SpeedStep</text:span><text:span text:style-name="T11">®</text:span></text:p>
      <text:p text:style-name="P30">• <text:span text:style-name="T10">Display: Blanking, dimming,Energy Star, power-save mode.</text:span></text:p>
      <text:p text:style-name="P30">• <text:span text:style-name="T10">Graphics Controller: Powering down (completely off or into an intermediate <text:s/><text:tab/>power state).</text:span></text:p>
      <text:p text:style-name="P30">• <text:span text:style-name="T10">Hard Drive/CD-ROM: Spin down</text:span></text:p>
      <text:p text:style-name="P30">• <text:span text:style-name="T10">Network/NIC: Wake on LAN</text:span></text:p>
      <text:p text:style-name="P30">• <text:span text:style-name="T10">USB: Device power state transitions (mouse, USB drives, speakers); Wake </text:span></text:p>
      <text:p text:style-name="P24"><text:tab/>on access (mouse movement, R/W access, input signal)</text:p>
      <text:p text:style-name="P30">• <text:span text:style-name="T10">BIOS: ACPI S3/S4 platform behaviors, video repost, CPU PM settings <text:s/>(states enabled, CPU fan throttling), and platform settings (e.g., thermal <text:s/>low/high watermarks, chassis fan throttling).</text:span></text:p>
      <text:p text:style-name="P58"/>
      <text:p text:style-name="P58"/>
      <text:p text:style-name="P52">- What is early suspend and late resume?</text:p>
      <text:p text:style-name="P57"><text:tab/>With normal suspend and resume, the system can be either on with all devices running, or the system is suspended, where devices are shutdown (hopefully saving power). </text:p>
      <text:p text:style-name="P57"><text:tab/>Earlysuspend provided a bit more of a gradient of states between on and suspended. <text:s/>The <text:soft-page-break/>device may be still running, say playing some music, but the screen is off. <text:s/>In this case, it may make sense to power-down parts of the device that aren't going to be in-use if the screen is off: like touch sensors, or gpus. <text:s/></text:p>
      <text:p text:style-name="P69"><text:bookmark text:name="sec-6.2.1"/><text:span text:style-name="Strong_20_Emphasis"><text:span text:style-name="T13">Early Suspend</text:span></text:span></text:p>
      <text:p text:style-name="P69"><text:span text:style-name="Strong_20_Emphasis"><text:span text:style-name="T14"><text:tab/>Early suspend is a mechanism that android introduced into linux kernel. This state is btween really suspend, and trun off screen. After Screen is off, several device such as LCD backlight, gsensor, touchscreen will stop for battery life and functional requirement.</text:span></text:span></text:p>
      <text:p text:style-name="P69"><text:span text:style-name="Strong_20_Emphasis">Late Resume </text:span></text:p>
      <text:p text:style-name="P60"><text:tab/>Late resume is a mechinism pairs to early suspend, executed after the kernel and system resume finished. It will resume the devices suspended during early suspend.</text:p>
      <text:p text:style-name="P58"/>
      <text:h text:style-name="P97" text:outline-level="3"><text:bookmark text:name="sec-6.4"/><text:span text:style-name="Strong_20_Emphasis"><text:span text:style-name="T5">Early Suspend</text:span></text:span></text:h>
      <text:h text:style-name="P95" text:outline-level="4">in early_suspend(): It will first check was the state still suspend (in case the suspend request was canceled during the time), if abort, this work will quit. If not, this func will call the all of registered early suspend handlers, and call suspend() of these handlers. And then, sync file system, and most important, give up a main_wake_lock, this wake lock is used by wakelock self and early suspend. This wake lock is not a timeout wake lock, so, if this lock is holded, wake lock will going to suspend even these was none of wake lock actived. During this time, the system suspend was not called. Because of early suspend give up the main_wake_lock, so the wake lock can decide if going to suspend the system.</text:h>
      <text:p text:style-name="P90">static void early_suspend(struct work_struct *work)</text:p>
      <text:p text:style-name="P90">{</text:p>
      <text:p text:style-name="P90"><text:s text:c="2"/>struct early_suspend *pos;</text:p>
      <text:p text:style-name="P90"><text:s text:c="2"/>unsigned long irqflags;</text:p>
      <text:p text:style-name="P90"><text:s text:c="2"/>int abort = 0;</text:p>
      <text:p text:style-name="P90"/>
      <text:p text:style-name="P90"><text:s text:c="2"/>mutex_lock(&amp;early_suspend_lock);</text:p>
      <text:p text:style-name="P90"><text:s text:c="2"/>spin_lock_irqsave(&amp;state_lock, irqflags);</text:p>
      <text:p text:style-name="P90"><text:s text:c="2"/>if (state == SUSPEND_REQUESTED)</text:p>
      <text:p text:style-name="P90"><text:s text:c="4"/>state |= SUSPENDED;</text:p>
      <text:p text:style-name="P90"><text:s text:c="2"/>else</text:p>
      <text:p text:style-name="P90"><text:s text:c="4"/>abort = 1;</text:p>
      <text:p text:style-name="P90"><text:s text:c="2"/>spin_unlock_irqrestore(&amp;state_lock, irqflags);</text:p>
      <text:p text:style-name="P90"/>
      <text:p text:style-name="P90"><text:s text:c="2"/>if (abort) {</text:p>
      <text:p text:style-name="P90"><text:s text:c="4"/>if (debug_mask &amp; DEBUG_SUSPEND)</text:p>
      <text:p text:style-name="P90"><text:s text:c="6"/>pr_info("early_suspend: abort, state %dn", state);</text:p>
      <text:p text:style-name="P90"><text:s text:c="4"/>mutex_unlock(&amp;early_suspend_lock);</text:p>
      <text:p text:style-name="P90"><text:s text:c="4"/>goto abort;</text:p>
      <text:p text:style-name="P90"><text:s text:c="2"/>}</text:p>
      <text:p text:style-name="P90"/>
      <text:p text:style-name="P90"><text:s text:c="2"/>if (debug_mask &amp; DEBUG_SUSPEND)</text:p>
      <text:p text:style-name="P90"><text:s text:c="4"/>pr_info("early_suspend: call handlersn");</text:p>
      <text:p text:style-name="P90"><text:s text:c="2"/>list_for_each_entry(pos, &amp;early_suspend_handlers, link) {</text:p>
      <text:p text:style-name="P90"><text:s text:c="4"/>if (pos-&gt;suspend != NULL)</text:p>
      <text:p text:style-name="P90"><text:s text:c="6"/>pos-&gt;suspend(pos);</text:p>
      <text:p text:style-name="P90"><text:s text:c="2"/>}</text:p>
      <text:p text:style-name="P90"><text:s text:c="2"/>mutex_unlock(&amp;early_suspend_lock);</text:p>
      <text:p text:style-name="P90"/>
      <text:p text:style-name="P90"><text:s text:c="2"/>if (debug_mask &amp; DEBUG_SUSPEND)</text:p>
      <text:p text:style-name="P90"><text:s text:c="4"/>pr_info("early_suspend: syncn");</text:p>
      <text:p text:style-name="P90"><text:soft-page-break/></text:p>
      <text:p text:style-name="P90"><text:s text:c="2"/>sys_sync();</text:p>
      <text:p text:style-name="P90"><text:s/>abort:</text:p>
      <text:p text:style-name="P90"><text:s text:c="2"/>spin_lock_irqsave(&amp;state_lock, irqflags);</text:p>
      <text:p text:style-name="P90"><text:s text:c="2"/>if (state == SUSPEND_REQUESTED_AND_SUSPENDED)</text:p>
      <text:p text:style-name="P90"><text:s text:c="4"/>wake_unlock(&amp;main_wake_lock);</text:p>
      <text:p text:style-name="P90"><text:s text:c="2"/>spin_unlock_irqrestore(&amp;state_lock, irqflags);</text:p>
      <text:p text:style-name="P92">}</text:p>
      <text:h text:style-name="P98" text:outline-level="3"><text:span text:style-name="Strong_20_Emphasis">Late Resume</text:span></text:h>
      <text:p text:style-name="P69">After all the kernel resume is finished, the user space process and service is running, the wake up of system for these reasons:</text:p>
      <text:list xml:id="list139976038750479301" text:style-name="L18">
        <text:list-item>
          <text:p text:style-name="P79">In CallingIf In Calling, the modem will send command to rild (RING command), and rild will send message to WindowManager and Application to deal with in call event, PowerManagerSerivce also will write "on" to interface to let kernel execute late resume. </text:p>
        </text:list-item>
        <text:list-item>
          <text:p text:style-name="P79">User Key EventWhen system waked by a key event, such as a power key, or menu key, these key event will send to WindowManager, and it will deal with it, if the key is not the key can wake up system, such as return key/home key, the WindowManager will drop the wake lock to let system going to suspend again. if the key is a wake key, the WindowManager will RPC PowerManagerSerivce interface to execute late resume. </text:p>
        </text:list-item>
        <text:list-item>
          <text:p text:style-name="P66">Late Resume will call the resume func in list of early suspend devices. </text:p>
        </text:list-item>
      </text:list>
      <text:p text:style-name="P90">static void late_resume(struct work_struct *work)</text:p>
      <text:p text:style-name="P90">{</text:p>
      <text:p text:style-name="P90"><text:s text:c="2"/>struct early_suspend *pos;</text:p>
      <text:p text:style-name="P90"><text:s text:c="2"/>unsigned long irqflags;</text:p>
      <text:p text:style-name="P90"><text:s text:c="2"/>int abort = 0;</text:p>
      <text:p text:style-name="P90"/>
      <text:p text:style-name="P90"><text:s text:c="2"/>mutex_lock(&amp;early_suspend_lock);</text:p>
      <text:p text:style-name="P90"><text:s text:c="2"/>spin_lock_irqsave(&amp;state_lock, irqflags);</text:p>
      <text:p text:style-name="P90"><text:s text:c="2"/>if (state == SUSPENDED)</text:p>
      <text:p text:style-name="P90"><text:s text:c="4"/>state &amp;= ~SUSPENDED;</text:p>
      <text:p text:style-name="P90"><text:s text:c="2"/>else</text:p>
      <text:p text:style-name="P90"><text:s text:c="4"/>abort = 1;</text:p>
      <text:p text:style-name="P90"><text:s text:c="2"/>spin_unlock_irqrestore(&amp;state_lock, irqflags);</text:p>
      <text:p text:style-name="P90"/>
      <text:p text:style-name="P90"><text:s text:c="2"/>if (abort) {</text:p>
      <text:p text:style-name="P90"><text:s text:c="4"/>if (debug_mask &amp; DEBUG_SUSPEND)</text:p>
      <text:p text:style-name="P90"><text:s text:c="6"/>pr_info("late_resume: abort, state %dn", state);</text:p>
      <text:p text:style-name="P90"><text:s text:c="4"/>goto abort;</text:p>
      <text:p text:style-name="P90"><text:s text:c="2"/>}</text:p>
      <text:p text:style-name="P90"><text:s text:c="2"/>if (debug_mask &amp; DEBUG_SUSPEND)</text:p>
      <text:p text:style-name="P90"><text:s text:c="4"/>pr_info("late_resume: call handlersn");</text:p>
      <text:p text:style-name="P90"><text:s text:c="2"/>list_for_each_entry_reverse(pos, &amp;early_suspend_handlers, link)</text:p>
      <text:p text:style-name="P90"><text:s text:c="4"/>if (pos-&gt;resume != NULL)</text:p>
      <text:p text:style-name="P90"><text:s text:c="6"/>pos-&gt;resume(pos);</text:p>
      <text:p text:style-name="P90"><text:s text:c="2"/>if (debug_mask &amp; DEBUG_SUSPEND)</text:p>
      <text:p text:style-name="P90"><text:s text:c="4"/>pr_info("late_resume: donen");</text:p>
      <text:p text:style-name="P90"><text:s/>abort:</text:p>
      <text:p text:style-name="P90"><text:s text:c="2"/>mutex_unlock(&amp;early_suspend_lock);</text:p>
      <text:p text:style-name="P92">}</text:p>
      <text:h text:style-name="P98" text:outline-level="3"><text:bookmark text:name="sec-6.6"/><text:span text:style-name="Strong_20_Emphasis">Wake Lock</text:span></text:h>
      <text:p text:style-name="P69">Let's see how the wake lock mechinism run, we will focus on file wakelock.c. wake lock have to <text:soft-page-break/>state, lock or unlock. The Lock have two method:</text:p>
      <text:list xml:id="list4020161622565756821" text:style-name="L19">
        <text:list-item>
          <text:p text:style-name="P80">Unlimited LockThis type of lock will never unlock until some one call unlock </text:p>
        </text:list-item>
        <text:list-item>
          <text:p text:style-name="P67">Wake Lock with TimeoutThis type of lock is alloc with a timeout, is the time expired, this lock will automatic unlock. </text:p>
        </text:list-item>
      </text:list>
      <text:p text:style-name="P69">Also have two type of lock:</text:p>
      <text:list xml:id="list6187554735552648851" text:style-name="L20">
        <text:list-item>
          <text:p text:style-name="P81">WAKE_LOCK_SUSPENDThis type of Lock will prevent system going to suspend. </text:p>
        </text:list-item>
        <text:list-item>
          <text:p text:style-name="P81">WAKE_LOCK_IDLEThis type of Lock not prevent system going to suspend, not a lock can make system wake, I can't figure out why this lock exist.In wake lock functions, there was 3 enter pointer can call the suspend() workqueue: </text:p>
          <text:list>
            <text:list-item>
              <text:p text:style-name="P81">In wake_unlock(), if there was none of wake lock after unlock, the suspend started. </text:p>
            </text:list-item>
            <text:list-item>
              <text:p text:style-name="P81">after the timeout timer expired, the callback of timer will be called, in this function, it will check if there no of wake lock, system goto suspend. </text:p>
            </text:list-item>
            <text:list-item>
              <text:p text:style-name="P81">In wake_lock(), if add lock success, it will check if there was none of wake lock, if none of wake lock, it will going to suspend. I think the way check here is unnessary at all, the better way is let wake_lock() wake_unlock() to be atomic, since this check add here also have chance missing the unlock. </text:p>
            </text:list-item>
          </text:list>
        </text:list-item>
        <text:list-item>
          <text:p text:style-name="P68">Wakelock debug </text:p>
        </text:list-item>
      </text:list>
      <text:p text:style-name="P69"><text:tab/>There is a very useful way to enable wake lock's debug information in runtime as below, it will print all wake lock acquire and release information in your console, it's very useful while debugging the suspend/resume issue on android.</text:p>
      <text:p text:style-name="P82">echo 15 &gt; /sys/module/wakelock/parameter/debug_mask</text:p>
      <text:p text:style-name="P58"/>
      <text:p text:style-name="P58"/>
      <text:p text:style-name="P52">- CPU governors</text:p>
      <text:p text:style-name="P64">You have often heard about Android CPU Governors, especially after installing a custom kernel. When you install a custom kernel or even on a stock one, you can use some special apps to overclock and change the CPU governor.</text:p>
      <text:p text:style-name="P69">The most usual and popular ones are: OnDemand, Performance, Powersave, LagFree, Hotplug, Pegasuq etc. But what do these governors really do? Why are they so important? Well, a governor controlls the frequency of the CPU and the way it changes. Let’s explain what the governors mentioned above really do.</text:p>
      <text:p text:style-name="P69"><text:span text:style-name="Strong_20_Emphasis">OnDemand</text:span></text:p>
      <text:p text:style-name="P69">This is the most used governor on Android devices, especially on smartphones. It is a little biased towards high-frequency clocks, so your phone will be fast, responsive and with a good battery life overall. OnDemand is reliable and well-tested, that’s why it is the stock governor when you install a custom kernel</text:p>
      <text:p text:style-name="P69"><text:span text:style-name="Strong_20_Emphasis">Performance</text:span></text:p>
      <text:p text:style-name="P69"><text:soft-page-break/>As the name says, Performance Governor locks the phone’s CPU at its maximum frequency. Whatever you are doing with your phone, be it an easy task or playing intense video games, the frequency of CPU will always be high. This will allow you for a very quick performance with no stutters at all. However, such a high frequency will drain the battery very quickly.</text:p>
      <text:p text:style-name="P69"><text:span text:style-name="Strong_20_Emphasis">Powersave</text:span></text:p>
      <text:p text:style-name="P69">Powesave Governor is the opposite of Perfomance. It will lock the phone’s CPU at the lowest frequency possible. This will be good for battery life but the perfomance will be slow and it will probably stutter a lot.</text:p>
      <text:p text:style-name="P69"><text:span text:style-name="Strong_20_Emphasis">LagFree</text:span></text:p>
      <text:p text:style-name="P69">Even though the name is LagFree, this governor will not always provide a smooth performance. It doesn’t skip any frequency step when going down or up, so there will be a latency when going from the lowest to the highest frequency possible. However, this governor provides a very good battery life.</text:p>
      <text:p text:style-name="P69"><text:span text:style-name="Strong_20_Emphasis">Hotplug</text:span></text:p>
      <text:p text:style-name="P69">This governor is quite clever when it comes to changing the frequency of the CPU. It is very precise and changes the frequency based on the CPU’s load. An interesting feature of this governor is the ability to turn off unused cores of CPU. So, if you have a quad core phone, only two cores will be turned on if there’s no heavy task to accomplish. This greatly increases battery life.</text:p>
      <text:p text:style-name="P69"><text:span text:style-name="Strong_20_Emphasis">Lazy</text:span></text:p>
      <text:p text:style-name="P69">Another interesting governor is Lazy. Lazy Governor has an additional min_time_state parameter. This parameter specifies the amount of time the CPU stays at a frequency before changing to another one. If you open a game or something which requires a lot of power, the CPU will wait for as long as you have specified before going to the highest frequency.</text:p>
      <text:p text:style-name="P69"/>
      <text:p text:style-name="P52">- cpu frequency ranges</text:p>
      <text:p text:style-name="P69"/>
      <text:p text:style-name="P52">- Linux power management vs Android power maangement</text:p>
      <text:p text:style-name="P69"/>
      <text:p text:style-name="P69"/>
      <text:p text:style-name="P52">- Additional components  in android respect to linux kernel</text:p>
      <text:p text:style-name="P52"/>
      <text:p text:style-name="P52">- How the device and driver recognize in the device tree</text:p>
      <text:p text:style-name="P52"/>
      <text:p text:style-name="P52">- USB gadget drivers</text:p>
      <text:p text:style-name="P52"/>
      <text:p text:style-name="P52"><text:soft-page-break/>- How many i2c devices connect</text:p>
      <text:p text:style-name="P69">7 bits for I2C addresses allow only 127 different addresses where only 112 can actually be used. Some I2C devices on the board, despite address pins, have the same address. This resulted in few upgrades to the standard-mode I2C specifications:</text:p>
      <text:list xml:id="list3472878542546668432" text:style-name="L21">
        <text:list-item>
          <text:p text:style-name="P75">Fast Mode – supports transfer rates up to 400 kbit/s </text:p>
        </text:list-item>
        <text:list-item>
          <text:p text:style-name="P75">High-speed mode (Hs-mode) – supports transfer rates up to 3.4 Mbit/s </text:p>
        </text:list-item>
        <text:list-item>
          <text:p text:style-name="P43">10-bit addressing – supports up to 1024 I2C addresses </text:p>
        </text:list-item>
      </text:list>
      <text:p text:style-name="P52"><text:line-break/>    - I2C organization in linux<text:line-break/>    - Mutex and semaphores<text:line-break/>    - Types of spin locks <text:line-break/>    - Concurrent work queues<text:line-break/>    - Memory barriers<text:line-break/>    - which spin lock is uesd between process and bottom half and hard and soft interruuts</text:p>
      <text:p text:style-name="P28"><text:span text:style-name="T16">Loc</text:span>king Between Tasklets</text:p>
      <text:p text:style-name="P29"><text:span text:style-name="T16">Sometimes </text:span>a tasklet might want to share data with <text:span text:style-name="T17">a</text:span>nother tasklet, or a bottom half .</text:p>
      <text:p text:style-name="P14"/>
      <text:p text:style-name="P55">The same Tasklet</text:p>
      <text:p text:style-name="P54"><text:span text:style-name="T13">since a tasklet is never run on two CPUs at once , you don't need to worry about your tasklet being reentrant (running twise at once ), even on SMP</text:span>.</text:p>
      <text:p text:style-name="P55">Different Tasklets</text:p>
      <text:p text:style-name="P61">If another tasklet (or Bottom half, such as a timer ) wants to share data with your tasklet , you will both need to use <text:span text:style-name="T18">spin_lock()</text:span> and <text:span text:style-name="T18">spin_unlock()</text:span> calls. <text:span text:style-name="T19">spin_lock_bh()</text:span> is <text:span text:style-name="T19">unnecessary </text:span>here , as you are already in a tasklet , and none will be run on the same CPU.</text:p>
      <text:p text:style-name="P56">Locking Between Softirqs</text:p>
      <text:p text:style-name="P62">often <text:s/>a softirq might want to share data with itself, a tasklet , or a bottom half.</text:p>
      <text:p text:style-name="P56">The same softirq</text:p>
      <text:p text:style-name="P62">the same softirq can run on the other CPUs. You can use a pre-CPU <text:s/>array for better performance. If you're going so far as to use a softirq, you probably care about scalable performance enough to justify the extra complexity</text:p>
      <text:p text:style-name="P62">You'll need to use <text:span text:style-name="T18">spin_lock()</text:span> and <text:span text:style-name="T18">spin_unlock()</text:span> for shared data.</text:p>
      <text:p text:style-name="P63"/>
      <text:p text:style-name="P52"><text:line-break/>- How to debug the kernel crash if the PC is got corrupted<text:line-break/></text:p>
      <text:p text:style-name="P52">- How to debug the kernel crash if the PC only available and no call stack available<text:line-break/><text:soft-page-break/></text:p>
      <text:p text:style-name="P69"><text:span text:style-name="T8">- print HELLO WORLD 5 times without using the loop and goto<text:line-break/></text:span><text:span text:style-name="Source_20_Text">#include &lt;stdio.h&gt;</text:span></text:p>
      <text:p text:style-name="P30"><text:span text:style-name="Source_20_Text">void</text:span> <text:span text:style-name="Source_20_Text">printName(char* name,int</text:span> <text:span text:style-name="Source_20_Text">count) </text:span></text:p>
      <text:p text:style-name="P30"><text:span text:style-name="Source_20_Text">{ </text:span></text:p>
      <text:p text:style-name="P30"><text:span text:style-name="Source_20_Text"><text:tab/>printf("%03d : %s\n",count+1,name); </text:span></text:p>
      <text:p text:style-name="P30"><text:span text:style-name="Source_20_Text"><text:tab/>count+=1; </text:span></text:p>
      <text:p text:style-name="P30"><text:span text:style-name="Source_20_Text"><text:tab/>if(count&lt;10) </text:span></text:p>
      <text:p text:style-name="P30"><text:span text:style-name="Source_20_Text"><text:tab/><text:tab/>printName(name,count); </text:span></text:p>
      <text:p text:style-name="P30"><text:span text:style-name="Source_20_Text">} </text:span></text:p>
      <text:p text:style-name="P30"><text:span text:style-name="Source_20_Text">int</text:span> <text:span text:style-name="Source_20_Text">main() </text:span></text:p>
      <text:p text:style-name="P30"><text:span text:style-name="Source_20_Text">{ </text:span></text:p>
      <text:p text:style-name="P30"><text:span text:style-name="Source_20_Text"><text:tab/>char</text:span> <text:span text:style-name="Source_20_Text">name[50];</text:span></text:p>
      <text:p text:style-name="P30"><text:span text:style-name="Source_20_Text"><text:tab/>printf("\nEnter you name :"); </text:span></text:p>
      <text:p text:style-name="P30"><text:span text:style-name="Source_20_Text"><text:tab/>scanf("%s",name); </text:span></text:p>
      <text:p text:style-name="P30"><text:span text:style-name="Source_20_Text"><text:tab/>printName(name,0); </text:span></text:p>
      <text:p text:style-name="P30"><text:span text:style-name="Source_20_Text"><text:tab/>return</text:span> <text:span text:style-name="Source_20_Text">0; </text:span></text:p>
      <text:p text:style-name="P30"><text:span text:style-name="Source_20_Text">}</text:span></text:p>
      <text:p text:style-name="P52"/>
      <text:p text:style-name="P52">- Check whether the number is multiply by 4 or not without using any *,/,% operators<text:line-break/></text:p>
      <text:p text:style-name="P69"/>
      <text:p text:style-name="P69"/>
      <text:p text:style-name="P69"><text:span text:style-name="T8">- write a c program to find the Loop in the linked list, what if the loop is at the starting node<text:line-break/></text:span><text:span text:style-name="Strong_20_Emphasis">Fastest method<text:line-break/></text:span>Have 2 pointers to start of the linked list. Increment one pointer by 1 node and the other by 2 nodes. If there's a loop, the 2nd pointer will meet the 1st pointer somewhere. If it does, then you know there's one.</text:p>
      <text:p text:style-name="P69">Here is some code<text:line-break/>p=head;</text:p>
      <text:p text:style-name="P69">q=head-&gt;next;<text:line-break/>while(p!=NULL &amp;&amp; q!=NULL)</text:p>
      <text:p text:style-name="P69">{ </text:p>
      <text:p text:style-name="P69">if(p==q) { //Loop detected! exit(0); } </text:p>
      <text:p text:style-name="P69">p=p-&gt;next; </text:p>
      <text:p text:style-name="P69">q=(q-&gt;next)?(q-&gt;next-&gt;next):q-&gt;next;</text:p>
      <text:p text:style-name="P69">}<text:line-break/>// No loop.</text:p>
      <text:p text:style-name="P52"/>
      <text:p text:style-name="P52"><text:soft-page-break/></text:p>
      <text:p text:style-name="P52"/>
      <text:p text:style-name="P52">- Write a logic for reverse of single linked list</text:p>
      <text:p text:style-name="P15">static void reverse(struct node ** head_ref) </text:p>
      <text:p text:style-name="P15">{ </text:p>
      <text:p text:style-name="P15"/>
      <text:p text:style-name="P15"><text:s text:c="8"/>struct node *prv <text:s/>= NULL; </text:p>
      <text:p text:style-name="P15"><text:s text:c="8"/>struct node *current = *head_ref; </text:p>
      <text:p text:style-name="P15"><text:s text:c="8"/>struct node *next; </text:p>
      <text:p text:style-name="P15"/>
      <text:p text:style-name="P15"><text:s text:c="8"/>while(current != NULL) </text:p>
      <text:p text:style-name="P15"><text:s text:c="8"/>{ </text:p>
      <text:p text:style-name="P15"><text:s text:c="16"/>next = current-&gt;next; </text:p>
      <text:p text:style-name="P15"><text:s text:c="16"/>current-&gt;next = prv; </text:p>
      <text:p text:style-name="P15"><text:s text:c="16"/>prv = current ; </text:p>
      <text:p text:style-name="P15"><text:s text:c="16"/>current = next; </text:p>
      <text:p text:style-name="P15"><text:s text:c="8"/>} </text:p>
      <text:p text:style-name="P15"><text:s text:c="8"/>*head_ref = prv; </text:p>
      <text:p text:style-name="P15">} </text:p>
      <text:p text:style-name="P15"/>
      <text:p text:style-name="P15"/>
      <text:p text:style-name="P51">F2F discussion:</text:p>
      <text:p text:style-name="P58"><text:s/><text:span text:style-name="T20">Most questions asked in my projects with detailed explanation. (Less questions are generic), Rest of the questions are as follows:</text:span></text:p>
      <text:p text:style-name="P52">- Linux power management</text:p>
      <text:p text:style-name="P52">- DVFS, how the scaling is happening here and what bases </text:p>
      <text:p text:style-name="P52">- operating points</text:p>
      <text:p text:style-name="P52">- CPU idle</text:p>
      <text:p text:style-name="P58"><text:s/><text:span text:style-name="T20">- C states</text:span></text:p>
      <text:p text:style-name="P58"><text:s/><text:span text:style-name="T20">- - Volatile </text:span></text:p>
      <text:p text:style-name="P58"><text:s/><text:span text:style-name="T20">- In case of volatile, how the compiler takes the data every time from memory, not from the cache</text:span></text:p>
      <text:p text:style-name="P52">- C Memory layout</text:p>
      <text:p text:style-name="P58"><text:s/><text:span text:style-name="T20">- Static variables and static functions</text:span></text:p>
      <text:p text:style-name="P58"><text:s/><text:span text:style-name="T20">- In which segment does static int a[10]={0}; will store</text:span></text:p>
      <text:p text:style-name="P58"><text:s/><text:span text:style-name="T20">- Inserting the node in the single linked list</text:span></text:p>
      <text:p text:style-name="P58"><text:s/><text:span text:style-name="T20">- Insert the nodes in the ascending order</text:span></text:p>
      <text:p text:style-name="P58"><text:s/><text:span text:style-name="T20">- Return value of malloc success and fail cases</text:span></text:p>
      <text:p text:style-name="P58"><text:s/><text:span text:style-name="T20">- ARM architecture</text:span></text:p>
      <text:p text:style-name="P64"><text:soft-page-break/></text:p>
      <text:p text:style-name="P15"/>
      <text:p text:style-name="P1"/>
      <text:p text:style-name="P1"/>
      <text:p text:style-name="P1"/>
      <text:p text:style-name="P1"/>
      <text:p text:style-name="P1"/>
      <text:p text:style-name="P1"/>
      <text:p text:style-name="P10">ELF stands for executable and linkable file form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ans-serif"/>
    <style:font-face style:name="monospace" svg:font-family="monospace"/>
    <style:font-face style:name="sans-serif" svg:font-family="sans-serif"/>
    <style:font-face style:name="serif" svg:font-family="serif"/>
    <style:font-face style:name="FreeSans1" svg:font-family="FreeSans" style:font-family-generic="swiss"/>
    <style:font-face style:name="sans-serif1"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33:21.602569010</meta:creation-date>
    <dc:date>2017-10-12T18:26:17.827758387</dc:date>
    <meta:editing-duration>PT6H44M29S</meta:editing-duration>
    <meta:editing-cycles>4</meta:editing-cycles>
    <meta:generator>LibreOffice/4.2.8.2$Linux_X86_64 LibreOffice_project/420m0$Build-2</meta:generator>
    <meta:document-statistic meta:table-count="0" meta:image-count="0" meta:object-count="0" meta:page-count="25" meta:paragraph-count="680" meta:word-count="6575" meta:character-count="40652" meta:non-whitespace-character-count="33823"/>
  </office:meta>
</office:document-meta>
</file>